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9000001498504E32C2CED774C.png" manifest:media-type="image/png"/>
  <manifest:file-entry manifest:full-path="Pictures/1000020100000130000000AA17FC5857841E897C.png" manifest:media-type="image/png"/>
  <manifest:file-entry manifest:full-path="Pictures/1000020100000131000000F6196C227100C3C7C6.png" manifest:media-type="image/png"/>
  <manifest:file-entry manifest:full-path="Pictures/100002010000012E000000DE8D8DF5B8E8AA8996.png" manifest:media-type="image/png"/>
  <manifest:file-entry manifest:full-path="Pictures/1000020100000130000000AAD170BC7A0528102D.png" manifest:media-type="image/png"/>
  <manifest:file-entry manifest:full-path="Pictures/10000201000001A5000000E16D8A2175B4FE444A.png" manifest:media-type="image/png"/>
  <manifest:file-entry manifest:full-path="Pictures/100002010000012F000000B9D70B83106B38BD70.png" manifest:media-type="image/png"/>
  <manifest:file-entry manifest:full-path="Pictures/100002010000023A000000DEEC7131E1C9F97120.png" manifest:media-type="image/png"/>
  <manifest:file-entry manifest:full-path="Pictures/100002010000010A0000008023F7EE6B9C516925.png" manifest:media-type="image/png"/>
  <manifest:file-entry manifest:full-path="Pictures/100002010000014D000001832BAFD52CC18889BE.png" manifest:media-type="image/png"/>
  <manifest:file-entry manifest:full-path="Pictures/10000201000001300000007B9C85B1BC203057FA.png" manifest:media-type="image/png"/>
  <manifest:file-entry manifest:full-path="Pictures/100002010000009F000000688EA8001EC7EB4A72.png" manifest:media-type="image/png"/>
  <manifest:file-entry manifest:full-path="Pictures/100002010000014C000000C28007F294497DBF78.png" manifest:media-type="image/png"/>
  <manifest:file-entry manifest:full-path="Pictures/1000020100000155000000AAB5000E4FE9941A4E.png" manifest:media-type="image/png"/>
  <manifest:file-entry manifest:full-path="Pictures/10000201000000E6000000DE293B073A079433D4.png" manifest:media-type="image/png"/>
  <manifest:file-entry manifest:full-path="Pictures/100002010000010F00000052FCD307D93A9815A3.png" manifest:media-type="image/png"/>
  <manifest:file-entry manifest:full-path="Pictures/10000201000001E200000153671CB5C95622A1D3.png" manifest:media-type="image/png"/>
  <manifest:file-entry manifest:full-path="Pictures/100002010000009E000000AB6FFC994EDE2942D3.png" manifest:media-type="image/png"/>
  <manifest:file-entry manifest:full-path="Pictures/10000201000000DC000000FB9BF7237CE3B8E7F6.png" manifest:media-type="image/png"/>
  <manifest:file-entry manifest:full-path="Pictures/100002010000012600000057C9925FD629C973D2.png" manifest:media-type="image/png"/>
  <manifest:file-entry manifest:full-path="Pictures/1000020100000129000000512C7E94AE9B3A9868.png" manifest:media-type="image/png"/>
  <manifest:file-entry manifest:full-path="Pictures/100002010000012F000000D460FBD4B304C277A8.png" manifest:media-type="image/png"/>
  <manifest:file-entry manifest:full-path="Pictures/100002010000012500000026AA859CE0164C82CB.png" manifest:media-type="image/png"/>
  <manifest:file-entry manifest:full-path="Pictures/100002010000009D0000007D974F23A980211057.png" manifest:media-type="image/png"/>
  <manifest:file-entry manifest:full-path="Pictures/100002010000009C000000AA6E5796989769D515.png" manifest:media-type="image/png"/>
  <manifest:file-entry manifest:full-path="Pictures/100002010000012600000050BFD1C36BAF2B9D7D.png" manifest:media-type="image/png"/>
  <manifest:file-entry manifest:full-path="Pictures/10000201000001090000007FA33432315D7E489C.png" manifest:media-type="image/png"/>
  <manifest:file-entry manifest:full-path="Pictures/100002010000012D000000939E62D1F30F4EB051.png" manifest:media-type="image/png"/>
  <manifest:file-entry manifest:full-path="Pictures/10000201000001930000018E4E8E1A73643AC7F5.png" manifest:media-type="image/png"/>
  <manifest:file-entry manifest:full-path="Pictures/100002010000009B0000004F1AF4B9C354968CA4.png" manifest:media-type="image/png"/>
  <manifest:file-entry manifest:full-path="Pictures/100002010000012F000000BFACEF0A2527DD92CC.png" manifest:media-type="image/png"/>
  <manifest:file-entry manifest:full-path="Pictures/100002010000012600000070E7FB51FCD7D12778.png" manifest:media-type="image/png"/>
  <manifest:file-entry manifest:full-path="Pictures/10000201000002C5000000B2CFB9C7C5E621C1E0.png" manifest:media-type="image/png"/>
  <manifest:file-entry manifest:full-path="Pictures/10000201000001ED000000EF73949F7BFE00B941.png" manifest:media-type="image/png"/>
  <manifest:file-entry manifest:full-path="Pictures/100002010000012F000000DC2306B8FCE3198D39.png" manifest:media-type="image/png"/>
  <manifest:file-entry manifest:full-path="Pictures/1000020100000225000000EBB0E046AFA55AC64C.png" manifest:media-type="image/png"/>
  <manifest:file-entry manifest:full-path="Pictures/100002010000012E000000772D7346FF409022FE.png" manifest:media-type="image/png"/>
  <manifest:file-entry manifest:full-path="Pictures/10000201000001310000010C2179B2DA3B0C223E.png" manifest:media-type="image/png"/>
  <manifest:file-entry manifest:full-path="Pictures/1000020100000132000000AB0DC49D64E6EC3814.png" manifest:media-type="image/png"/>
  <manifest:file-entry manifest:full-path="Pictures/1000020100000130000000ADBACB2064D4E895AD.png" manifest:media-type="image/png"/>
  <manifest:file-entry manifest:full-path="Pictures/100002010000009E00000092ACF6D5A6C97D8010.png" manifest:media-type="image/png"/>
  <manifest:file-entry manifest:full-path="Pictures/10000201000001270000010F664FF6FAA0518740.png" manifest:media-type="image/png"/>
  <manifest:file-entry manifest:full-path="Pictures/10000201000001260000003B16C5B27ACBBA8319.png" manifest:media-type="image/png"/>
  <manifest:file-entry manifest:full-path="Pictures/100002010000012500000086E9B742D82CC33DF0.png" manifest:media-type="image/png"/>
  <manifest:file-entry manifest:full-path="Pictures/10000201000001230000003DFFFAA4E9A4ABED43.png" manifest:media-type="image/png"/>
  <manifest:file-entry manifest:full-path="Pictures/100002010000012E0000008DA7BC6E12A03BA1FB.png" manifest:media-type="image/png"/>
  <manifest:file-entry manifest:full-path="Pictures/1000020100000130000000F30D221A6ADB6809CB.png" manifest:media-type="image/png"/>
  <manifest:file-entry manifest:full-path="Pictures/100002010000009A00000052AA243A1A1E123DE7.png" manifest:media-type="image/png"/>
  <manifest:file-entry manifest:full-path="Pictures/100002010000013D000001068FE3C83EB6E62528.png" manifest:media-type="image/png"/>
  <manifest:file-entry manifest:full-path="Pictures/100002010000009E000000EE6AA204A3CED47B98.png" manifest:media-type="image/png"/>
  <manifest:file-entry manifest:full-path="Pictures/100002010000012600000057520FB9D4155BBB97.png" manifest:media-type="image/png"/>
  <manifest:file-entry manifest:full-path="Pictures/100002010000014E000001F3B9377A3D9B6DAAA5.png" manifest:media-type="image/png"/>
  <manifest:file-entry manifest:full-path="Pictures/100002010000009B0000007C70F69C422BE34DE7.png" manifest:media-type="image/png"/>
  <manifest:file-entry manifest:full-path="Pictures/10000201000001300000013758AA3A57DA448027.png" manifest:media-type="image/png"/>
  <manifest:file-entry manifest:full-path="Pictures/10000201000001270000007F3FB506D180D830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c22884"/>
    </style:style>
    <style:style style:name="P5" style:family="paragraph" style:parent-style-name="Text_20_body">
      <style:text-properties officeooo:paragraph-rsid="00c35161"/>
    </style:style>
    <style:style style:name="P6" style:family="paragraph" style:parent-style-name="Text_20_body">
      <style:text-properties officeooo:rsid="00c502fa" officeooo:paragraph-rsid="00c502fa"/>
    </style:style>
    <style:style style:name="P7" style:family="paragraph" style:parent-style-name="Text_20_body">
      <style:text-properties officeooo:paragraph-rsid="00c502fa"/>
    </style:style>
    <style:style style:name="P8" style:family="paragraph" style:parent-style-name="Text_20_body">
      <style:text-properties officeooo:paragraph-rsid="00c59dca"/>
    </style:style>
    <style:style style:name="P9" style:family="paragraph" style:parent-style-name="Text_20_body">
      <style:text-properties officeooo:rsid="00c22884" officeooo:paragraph-rsid="00c22884"/>
    </style:style>
    <style:style style:name="P10" style:family="paragraph" style:parent-style-name="Text_20_body">
      <style:text-properties officeooo:rsid="00c35161" officeooo:paragraph-rsid="00c35161"/>
    </style:style>
    <style:style style:name="P11" style:family="paragraph" style:parent-style-name="Text_20_body">
      <style:text-properties officeooo:rsid="00c71b65"/>
    </style:style>
    <style:style style:name="P12" style:family="paragraph" style:parent-style-name="Text_20_body">
      <style:text-properties officeooo:paragraph-rsid="00c9f06c"/>
    </style:style>
    <style:style style:name="P13" style:family="paragraph" style:parent-style-name="Text_20_body">
      <style:text-properties officeooo:paragraph-rsid="00cb2dc0"/>
    </style:style>
    <style:style style:name="P14" style:family="paragraph" style:parent-style-name="Text_20_body">
      <style:text-properties officeooo:paragraph-rsid="00cc0929"/>
    </style:style>
    <style:style style:name="P15" style:family="paragraph" style:parent-style-name="Text_20_body">
      <style:text-properties officeooo:rsid="00cc0929" officeooo:paragraph-rsid="00cc0929"/>
    </style:style>
    <style:style style:name="P16" style:family="paragraph" style:parent-style-name="Text_20_body">
      <style:text-properties officeooo:rsid="00c9f06c" officeooo:paragraph-rsid="00c9f06c"/>
    </style:style>
    <style:style style:name="P17" style:family="paragraph" style:parent-style-name="Text_20_body">
      <style:text-properties officeooo:rsid="00cb2dc0" officeooo:paragraph-rsid="00cb2dc0"/>
    </style:style>
    <style:style style:name="P18" style:family="paragraph" style:parent-style-name="Text_20_body">
      <style:text-properties officeooo:rsid="00cf902b" officeooo:paragraph-rsid="00cf902b"/>
    </style:style>
    <style:style style:name="P19" style:family="paragraph" style:parent-style-name="Text_20_body">
      <style:text-properties officeooo:paragraph-rsid="00cf902b"/>
    </style:style>
    <style:style style:name="P20" style:family="paragraph" style:parent-style-name="Text_20_body">
      <style:text-properties officeooo:paragraph-rsid="00d30a9e"/>
    </style:style>
    <style:style style:name="P21" style:family="paragraph" style:parent-style-name="Text_20_body">
      <style:text-properties officeooo:rsid="00d34cab" officeooo:paragraph-rsid="00d34cab"/>
    </style:style>
    <style:style style:name="P22" style:family="paragraph" style:parent-style-name="Text_20_body">
      <style:text-properties officeooo:paragraph-rsid="00d34cab"/>
    </style:style>
    <style:style style:name="P23" style:family="paragraph" style:parent-style-name="Text_20_body">
      <style:text-properties officeooo:rsid="00d37f6c" officeooo:paragraph-rsid="00d37f6c"/>
    </style:style>
    <style:style style:name="P24" style:family="paragraph" style:parent-style-name="Text_20_body">
      <style:text-properties officeooo:rsid="00d37f6c" officeooo:paragraph-rsid="00d30a9e"/>
    </style:style>
    <style:style style:name="P25" style:family="paragraph" style:parent-style-name="Text_20_body">
      <style:text-properties officeooo:rsid="00d410cf" officeooo:paragraph-rsid="00d410cf"/>
    </style:style>
    <style:style style:name="P26" style:family="paragraph" style:parent-style-name="Text_20_body">
      <style:text-properties officeooo:rsid="00d4ec13" officeooo:paragraph-rsid="00d4ec13"/>
    </style:style>
    <style:style style:name="P27" style:family="paragraph" style:parent-style-name="Text_20_body">
      <style:text-properties officeooo:rsid="00d30a9e" officeooo:paragraph-rsid="00d30a9e"/>
    </style:style>
    <style:style style:name="P28" style:family="paragraph" style:parent-style-name="Text_20_body">
      <style:text-properties officeooo:rsid="00d30a9e" officeooo:paragraph-rsid="00d4ec13"/>
    </style:style>
    <style:style style:name="P29" style:family="paragraph" style:parent-style-name="Text_20_body">
      <style:text-properties officeooo:paragraph-rsid="00d618d2"/>
    </style:style>
    <style:style style:name="P30" style:family="paragraph" style:parent-style-name="Text_20_body">
      <style:text-properties officeooo:paragraph-rsid="00d850f9"/>
    </style:style>
    <style:style style:name="P31" style:family="paragraph" style:parent-style-name="Text_20_body">
      <style:text-properties officeooo:paragraph-rsid="00d8fb20"/>
    </style:style>
    <style:style style:name="P32" style:family="paragraph" style:parent-style-name="Text_20_body">
      <style:text-properties officeooo:paragraph-rsid="00da60f2"/>
    </style:style>
    <style:style style:name="P33" style:family="paragraph" style:parent-style-name="Text_20_body">
      <style:text-properties officeooo:paragraph-rsid="00dc4e20"/>
    </style:style>
    <style:style style:name="P34" style:family="paragraph" style:parent-style-name="Text_20_body">
      <style:text-properties officeooo:rsid="00d671c1" officeooo:paragraph-rsid="00d671c1"/>
    </style:style>
    <style:style style:name="P35" style:family="paragraph" style:parent-style-name="Text_20_body">
      <style:text-properties officeooo:rsid="00d8fb20"/>
    </style:style>
    <style:style style:name="P36" style:family="paragraph" style:parent-style-name="Text_20_body">
      <style:text-properties officeooo:rsid="00d8fb20" officeooo:paragraph-rsid="00da60f2"/>
    </style:style>
    <style:style style:name="P37" style:family="paragraph" style:parent-style-name="Text_20_body">
      <style:text-properties officeooo:rsid="00da60f2" officeooo:paragraph-rsid="00da60f2"/>
    </style:style>
    <style:style style:name="P38" style:family="paragraph" style:parent-style-name="Text_20_body">
      <style:text-properties officeooo:rsid="00decdf5" officeooo:paragraph-rsid="00decdf5"/>
    </style:style>
    <style:style style:name="P39" style:family="paragraph" style:parent-style-name="Text_20_body">
      <style:text-properties officeooo:paragraph-rsid="00e05513"/>
    </style:style>
    <style:style style:name="P40" style:family="paragraph" style:parent-style-name="Text_20_body">
      <style:text-properties officeooo:rsid="00e05513" officeooo:paragraph-rsid="00e05513"/>
    </style:style>
    <style:style style:name="P41" style:family="paragraph" style:parent-style-name="Text_20_body">
      <style:text-properties officeooo:rsid="00e1f2a3"/>
    </style:style>
    <style:style style:name="P42" style:family="paragraph" style:parent-style-name="Text_20_body">
      <style:text-properties officeooo:rsid="00e1f2a3" officeooo:paragraph-rsid="00e1f2a3"/>
    </style:style>
    <style:style style:name="P43" style:family="paragraph" style:parent-style-name="Text_20_body">
      <style:text-properties officeooo:rsid="00e1a0c2"/>
    </style:style>
    <style:style style:name="P44" style:family="paragraph" style:parent-style-name="Text_20_body">
      <style:text-properties officeooo:rsid="00e482e5" officeooo:paragraph-rsid="00e482e5"/>
    </style:style>
    <style:style style:name="P45" style:family="paragraph" style:parent-style-name="Text_20_body">
      <style:text-properties officeooo:rsid="00e482e5" officeooo:paragraph-rsid="00e4a9ed"/>
    </style:style>
    <style:style style:name="P46" style:family="paragraph" style:parent-style-name="Text_20_body">
      <style:text-properties officeooo:paragraph-rsid="00e4a9ed"/>
    </style:style>
    <style:style style:name="P47" style:family="paragraph" style:parent-style-name="Text_20_body">
      <style:text-properties officeooo:rsid="00e5dfc9" officeooo:paragraph-rsid="00e5dfc9"/>
    </style:style>
    <style:style style:name="P48" style:family="paragraph" style:parent-style-name="Text_20_body">
      <style:text-properties officeooo:paragraph-rsid="00e7be35"/>
    </style:style>
    <style:style style:name="P49" style:family="paragraph" style:parent-style-name="Text_20_body">
      <style:text-properties officeooo:rsid="00e7be35"/>
    </style:style>
    <style:style style:name="P50" style:family="paragraph" style:parent-style-name="Text_20_body">
      <style:text-properties officeooo:rsid="00e7be35" officeooo:paragraph-rsid="00e7be35"/>
    </style:style>
    <style:style style:name="P51" style:family="paragraph" style:parent-style-name="Text_20_body">
      <style:text-properties officeooo:paragraph-rsid="00e9f7db"/>
    </style:style>
    <style:style style:name="P52" style:family="paragraph" style:parent-style-name="Text_20_body">
      <style:text-properties officeooo:rsid="00e4a9ed"/>
    </style:style>
    <style:style style:name="P53" style:family="paragraph" style:parent-style-name="Text_20_body">
      <style:text-properties officeooo:paragraph-rsid="00eb696a"/>
    </style:style>
    <style:style style:name="P54" style:family="paragraph" style:parent-style-name="Text_20_body">
      <style:text-properties officeooo:paragraph-rsid="00edbe8d"/>
    </style:style>
    <style:style style:name="P55" style:family="paragraph" style:parent-style-name="Text_20_body">
      <style:text-properties officeooo:rsid="00edbe8d"/>
    </style:style>
    <style:style style:name="P56" style:family="paragraph" style:parent-style-name="Text_20_body">
      <style:text-properties officeooo:rsid="00edbe8d" officeooo:paragraph-rsid="00edbe8d"/>
    </style:style>
    <style:style style:name="P57" style:family="paragraph" style:parent-style-name="Text_20_body">
      <style:text-properties officeooo:rsid="00edbe8d" officeooo:paragraph-rsid="00f498b5"/>
    </style:style>
    <style:style style:name="P58" style:family="paragraph" style:parent-style-name="Text_20_body">
      <style:text-properties officeooo:rsid="00ee6d83" officeooo:paragraph-rsid="00ee6d83"/>
    </style:style>
    <style:style style:name="P59" style:family="paragraph" style:parent-style-name="Text_20_body">
      <style:text-properties officeooo:rsid="00ee6d83" officeooo:paragraph-rsid="00f498b5"/>
    </style:style>
    <style:style style:name="P60" style:family="paragraph" style:parent-style-name="Text_20_body">
      <style:text-properties officeooo:paragraph-rsid="00f1bf5e"/>
    </style:style>
    <style:style style:name="P61" style:family="paragraph" style:parent-style-name="Text_20_body">
      <style:text-properties officeooo:paragraph-rsid="00f3bf94"/>
    </style:style>
    <style:style style:name="P62" style:family="paragraph" style:parent-style-name="Text_20_body">
      <style:text-properties officeooo:paragraph-rsid="00f498b5"/>
    </style:style>
    <style:style style:name="P63" style:family="paragraph" style:parent-style-name="Text_20_body">
      <style:text-properties officeooo:paragraph-rsid="00f517bd"/>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08e81"/>
    </style:style>
    <style:style style:name="P66" style:family="paragraph" style:parent-style-name="Text_20_body">
      <style:text-properties officeooo:rsid="00f08e81" officeooo:paragraph-rsid="00f498b5"/>
    </style:style>
    <style:style style:name="P67" style:family="paragraph" style:parent-style-name="Text_20_body">
      <style:text-properties officeooo:rsid="00f3fa92"/>
    </style:style>
    <style:style style:name="P68" style:family="paragraph" style:parent-style-name="Text_20_body">
      <style:text-properties officeooo:rsid="00f3fa92" officeooo:paragraph-rsid="00f3fa92"/>
    </style:style>
    <style:style style:name="P69" style:family="paragraph" style:parent-style-name="Text_20_body">
      <style:text-properties officeooo:rsid="00f3bf94" officeooo:paragraph-rsid="00f3bf94"/>
    </style:style>
    <style:style style:name="P70" style:family="paragraph" style:parent-style-name="Heading_20_4">
      <style:text-properties officeooo:paragraph-rsid="00dc4e20"/>
    </style:style>
    <style:style style:name="P71" style:family="paragraph" style:parent-style-name="Heading_20_4">
      <style:paragraph-properties>
        <style:tab-stops>
          <style:tab-stop style:position="16.801cm"/>
        </style:tab-stops>
      </style:paragraph-properties>
    </style:style>
    <style:style style:name="P72" style:family="paragraph" style:parent-style-name="Heading_20_4">
      <style:text-properties officeooo:paragraph-rsid="00e4a9ed"/>
    </style:style>
    <style:style style:name="P73" style:family="paragraph" style:parent-style-name="Heading_20_4">
      <style:text-properties officeooo:paragraph-rsid="00ee6d83"/>
    </style:style>
    <style:style style:name="P74" style:family="paragraph" style:parent-style-name="Heading_20_4">
      <style:text-properties officeooo:paragraph-rsid="00f498b5"/>
    </style:style>
    <style:style style:name="P75" style:family="paragraph" style:parent-style-name="Contents_20_1">
      <style:paragraph-properties>
        <style:tab-stops>
          <style:tab-stop style:position="19.001cm" style:type="right" style:leader-style="dotted" style:leader-text="."/>
        </style:tab-stops>
      </style:paragraph-properties>
    </style:style>
    <style:style style:name="P76" style:family="paragraph" style:parent-style-name="Contents_20_2">
      <style:paragraph-properties>
        <style:tab-stops>
          <style:tab-stop style:position="18.501cm" style:type="right" style:leader-style="dotted" style:leader-text="."/>
        </style:tab-stops>
      </style:paragraph-properties>
    </style:style>
    <style:style style:name="P77" style:family="paragraph" style:parent-style-name="Contents_20_3">
      <style:paragraph-properties>
        <style:tab-stops>
          <style:tab-stop style:position="18.002cm" style:type="right" style:leader-style="dotted" style:leader-text="."/>
        </style:tab-stops>
      </style:paragraph-properties>
    </style:style>
    <style:style style:name="P78" style:family="paragraph" style:parent-style-name="Contents_20_4">
      <style:paragraph-properties>
        <style:tab-stops>
          <style:tab-stop style:position="17.503cm" style:type="right" style:leader-style="dotted" style:leader-text="."/>
        </style:tab-stops>
      </style:paragraph-properties>
    </style:style>
    <style:style style:name="P79" style:family="paragraph" style:parent-style-name="Contents_20_5">
      <style:paragraph-properties>
        <style:tab-stops>
          <style:tab-stop style:position="17.004cm" style:type="right" style:leader-style="dotted" style:leader-text="."/>
        </style:tab-stops>
      </style:paragraph-properties>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83" style:family="paragraph" style:parent-style-name="Heading_20_1">
      <style:paragraph-properties fo:margin-top="0cm" fo:margin-bottom="0cm" loext:contextual-spacing="false"/>
      <style:text-properties officeooo:paragraph-rsid="00832566"/>
    </style:style>
    <style:style style:name="P84"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85" style:family="paragraph" style:parent-style-name="Heading_20_3">
      <style:text-properties officeooo:paragraph-rsid="00dc4e20"/>
    </style:style>
    <style:style style:name="P86" style:family="paragraph" style:parent-style-name="Heading_20_3">
      <style:text-properties officeooo:paragraph-rsid="00f498b5"/>
    </style:style>
    <style:style style:name="P87" style:family="paragraph" style:parent-style-name="Heading_20_5">
      <style:text-properties officeooo:paragraph-rsid="00cb2dc0"/>
    </style:style>
    <style:style style:name="P88" style:family="paragraph" style:parent-style-name="Heading_20_5">
      <style:text-properties officeooo:paragraph-rsid="00da60f2"/>
    </style:style>
    <style:style style:name="P89" style:family="paragraph" style:parent-style-name="Heading_20_5">
      <style:text-properties officeooo:paragraph-rsid="00dc4e20"/>
    </style:style>
    <style:style style:name="P90" style:family="paragraph" style:parent-style-name="Heading_20_5">
      <style:text-properties officeooo:paragraph-rsid="00f498b5"/>
    </style:style>
    <style:style style:name="P91" style:family="paragraph" style:parent-style-name="Text_20_body" style:list-style-name="L1">
      <style:text-properties officeooo:paragraph-rsid="00ea18c7"/>
    </style:style>
    <style:style style:name="P92" style:family="paragraph" style:parent-style-name="Text_20_body" style:list-style-name="L1">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055568a" style:font-size-asian="10pt" style:font-size-complex="10pt"/>
    </style:style>
    <style:style style:name="T3" style:family="text">
      <style:text-properties fo:font-size="10pt" officeooo:rsid="0084ade8" style:font-size-asian="10pt" style:font-size-complex="10pt"/>
    </style:style>
    <style:style style:name="T4" style:family="text">
      <style:text-properties fo:font-size="10pt" officeooo:rsid="00c0a680" style:font-size-asian="10pt" style:font-size-complex="10pt"/>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8" style:family="text">
      <style:text-properties officeooo:rsid="00c22884"/>
    </style:style>
    <style:style style:name="T9" style:family="text">
      <style:text-properties officeooo:rsid="00c35161"/>
    </style:style>
    <style:style style:name="T10" style:family="text">
      <style:text-properties officeooo:rsid="00c59dca"/>
    </style:style>
    <style:style style:name="T11" style:family="text">
      <style:text-properties officeooo:rsid="00c71b65"/>
    </style:style>
    <style:style style:name="T12" style:family="text">
      <style:text-properties officeooo:rsid="00c81a7a"/>
    </style:style>
    <style:style style:name="T13" style:family="text">
      <style:text-properties officeooo:rsid="00c9f06c"/>
    </style:style>
    <style:style style:name="T14" style:family="text">
      <style:text-properties officeooo:rsid="00caa5c9"/>
    </style:style>
    <style:style style:name="T15" style:family="text">
      <style:text-properties officeooo:rsid="00cb2dc0"/>
    </style:style>
    <style:style style:name="T16" style:family="text">
      <style:text-properties officeooo:rsid="00cc0929"/>
    </style:style>
    <style:style style:name="T17" style:family="text">
      <style:text-properties officeooo:rsid="00cd101a"/>
    </style:style>
    <style:style style:name="T18" style:family="text">
      <style:text-properties officeooo:rsid="00cf902b"/>
    </style:style>
    <style:style style:name="T19" style:family="text">
      <style:text-properties officeooo:rsid="00d30a9e"/>
    </style:style>
    <style:style style:name="T20" style:family="text">
      <style:text-properties officeooo:rsid="00d37f6c"/>
    </style:style>
    <style:style style:name="T21" style:family="text">
      <style:text-properties officeooo:rsid="00d410cf"/>
    </style:style>
    <style:style style:name="T22" style:family="text">
      <style:text-properties officeooo:rsid="00d618d2"/>
    </style:style>
    <style:style style:name="T23" style:family="text">
      <style:text-properties officeooo:rsid="00d671c1"/>
    </style:style>
    <style:style style:name="T24" style:family="text">
      <style:text-properties officeooo:rsid="00d850f9"/>
    </style:style>
    <style:style style:name="T25" style:family="text">
      <style:text-properties officeooo:rsid="00d891aa"/>
    </style:style>
    <style:style style:name="T26" style:family="text">
      <style:text-properties officeooo:rsid="00d8fb20"/>
    </style:style>
    <style:style style:name="T27" style:family="text">
      <style:text-properties officeooo:rsid="00da60f2"/>
    </style:style>
    <style:style style:name="T28" style:family="text">
      <style:text-properties officeooo:rsid="00e05513"/>
    </style:style>
    <style:style style:name="T29" style:family="text">
      <style:text-properties officeooo:rsid="00e1a0c2"/>
    </style:style>
    <style:style style:name="T30" style:family="text">
      <style:text-properties officeooo:rsid="00e1f2a3"/>
    </style:style>
    <style:style style:name="T31" style:family="text">
      <style:text-properties officeooo:rsid="00e34e6f"/>
    </style:style>
    <style:style style:name="T32" style:family="text">
      <style:text-properties officeooo:rsid="00e482e5"/>
    </style:style>
    <style:style style:name="T33" style:family="text">
      <style:text-properties officeooo:rsid="00e4a9ed"/>
    </style:style>
    <style:style style:name="T34" style:family="text">
      <style:text-properties officeooo:rsid="00e5dfc9"/>
    </style:style>
    <style:style style:name="T35" style:family="text">
      <style:text-properties officeooo:rsid="00e7be35"/>
    </style:style>
    <style:style style:name="T36" style:family="text">
      <style:text-properties officeooo:rsid="00e852ff"/>
    </style:style>
    <style:style style:name="T37" style:family="text">
      <style:text-properties officeooo:rsid="00eb696a"/>
    </style:style>
    <style:style style:name="T38" style:family="text">
      <style:text-properties officeooo:rsid="00ecfe3c"/>
    </style:style>
    <style:style style:name="T39" style:family="text">
      <style:text-properties officeooo:rsid="00edbe8d"/>
    </style:style>
    <style:style style:name="T40" style:family="text">
      <style:text-properties officeooo:rsid="00f1bf5e"/>
    </style:style>
    <style:style style:name="T41" style:family="text">
      <style:text-properties officeooo:rsid="00f3bf94"/>
    </style:style>
    <style:style style:name="T42" style:family="text">
      <style:text-properties officeooo:rsid="00f498b5"/>
    </style:style>
    <style:style style:name="T43" style:family="text">
      <style:text-properties officeooo:rsid="00f517b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3 Editors - Properties Editor - Modifier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3 Editors - Properties Editor - Modifiers Tab - Deform Modifiers</text:p>
          </text:index-title>
          <text:p text:style-name="P80"><text:a xlink:type="simple" xlink:href="#__RefHeading___Toc1545_2181632034" text:style-name="Index_20_Link" text:visited-style-name="Index_20_Link">Detailed table of content<text:tab/>1</text:a></text:p>
          <text:p text:style-name="P80"><text:a xlink:type="simple" xlink:href="#__RefHeading___Toc453_413504702" text:style-name="Index_20_Link" text:visited-style-name="Index_20_Link">Deform modifiers<text:tab/>5</text:a></text:p>
          <text:p text:style-name="P81"><text:a xlink:type="simple" xlink:href="#__RefHeading___Toc2362_1457647513" text:style-name="Index_20_Link" text:visited-style-name="Index_20_Link">Armature Modifier<text:tab/>5</text:a></text:p>
          <text:p text:style-name="P81"><text:a xlink:type="simple" xlink:href="#__RefHeading___Toc2375_1457647513" text:style-name="Index_20_Link" text:visited-style-name="Index_20_Link">Cast modifier<text:tab/>7</text:a></text:p>
          <text:p text:style-name="P81"><text:a xlink:type="simple" xlink:href="#__RefHeading___Toc308_481132571" text:style-name="Index_20_Link" text:visited-style-name="Index_20_Link">Curve Modifier<text:tab/>8</text:a></text:p>
          <text:p text:style-name="P81"><text:a xlink:type="simple" xlink:href="#__RefHeading___Toc310_481132571" text:style-name="Index_20_Link" text:visited-style-name="Index_20_Link">Displace Modifier<text:tab/>9</text:a></text:p>
          <text:p text:style-name="P81"><text:a xlink:type="simple" xlink:href="#__RefHeading___Toc312_481132571" text:style-name="Index_20_Link" text:visited-style-name="Index_20_Link">Hook modifier<text:tab/>10</text:a></text:p>
          <text:p text:style-name="P81"><text:a xlink:type="simple" xlink:href="#__RefHeading___Toc647_1422152673" text:style-name="Index_20_Link" text:visited-style-name="Index_20_Link">Laplacian Deform modifier<text:tab/>11</text:a></text:p>
          <text:p text:style-name="P81"><text:a xlink:type="simple" xlink:href="#__RefHeading___Toc693_3645476430" text:style-name="Index_20_Link" text:visited-style-name="Index_20_Link">Lattice Modifier<text:tab/>13</text:a></text:p>
          <text:p text:style-name="P81"><text:a xlink:type="simple" xlink:href="#__RefHeading___Toc705_3645476430" text:style-name="Index_20_Link" text:visited-style-name="Index_20_Link">Mesh Deform Modifier<text:tab/>14</text:a></text:p>
          <text:p text:style-name="P81"><text:a xlink:type="simple" xlink:href="#__RefHeading___Toc862_288930642" text:style-name="Index_20_Link" text:visited-style-name="Index_20_Link">Shrinkwrap Modifier<text:tab/>15</text:a></text:p>
          <text:p text:style-name="P81"><text:a xlink:type="simple" xlink:href="#__RefHeading___Toc974_4065528523" text:style-name="Index_20_Link" text:visited-style-name="Index_20_Link">Simple Deform modifier<text:tab/>17</text:a></text:p>
          <text:p text:style-name="P81"><text:a xlink:type="simple" xlink:href="#__RefHeading___Toc1172_3325318803" text:style-name="Index_20_Link" text:visited-style-name="Index_20_Link">Smooth Modifier<text:tab/>18</text:a></text:p>
          <text:p text:style-name="P81"><text:a xlink:type="simple" xlink:href="#__RefHeading___Toc1174_3325318803" text:style-name="Index_20_Link" text:visited-style-name="Index_20_Link">Smooth Corrective Modifier<text:tab/>18</text:a></text:p>
          <text:p text:style-name="P81"><text:a xlink:type="simple" xlink:href="#__RefHeading___Toc1204_3325318803" text:style-name="Index_20_Link" text:visited-style-name="Index_20_Link">Smooth Laplacian modifier<text:tab/>19</text:a></text:p>
          <text:p text:style-name="P81"><text:a xlink:type="simple" xlink:href="#__RefHeading___Toc1206_3325318803" text:style-name="Index_20_Link" text:visited-style-name="Index_20_Link">Surface Deform Modifier<text:tab/>20</text:a></text:p>
          <text:p text:style-name="P81"><text:a xlink:type="simple" xlink:href="#__RefHeading___Toc1397_2181632034" text:style-name="Index_20_Link" text:visited-style-name="Index_20_Link">Warp Modifier<text:tab/>22</text:a></text:p>
          <text:p text:style-name="P81"><text:a xlink:type="simple" xlink:href="#__RefHeading___Toc1435_2181632034" text:style-name="Index_20_Link" text:visited-style-name="Index_20_Link">Wave modifier<text:tab/>23</text:a></text:p>
        </text:index-body>
      </text:table-of-content>
      <text:p text:style-name="P63"/>
      <table:table table:name="Tabelle2" table:style-name="Tabelle2">
        <table:table-column table:style-name="Tabelle2.A"/>
        <table:table-row>
          <table:table-cell table:style-name="Tabelle2.A1" office:value-type="string">
            <text:h text:style-name="P82" text:outline-level="1"><text:bookmark-start text:name="__RefHeading___Toc1545_2181632034"/>D<text:span text:style-name="T43">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5"><text:a xlink:type="simple" xlink:href="#__RefHeading___Toc1545_2181632034" text:style-name="Index_20_Link" text:visited-style-name="Index_20_Link">Detailed table of content<text:tab/>1</text:a></text:p>
          <text:p text:style-name="P75"><text:a xlink:type="simple" xlink:href="#__RefHeading___Toc453_413504702" text:style-name="Index_20_Link" text:visited-style-name="Index_20_Link">Deform modifiers<text:tab/>5</text:a></text:p>
          <text:p text:style-name="P76"><text:a xlink:type="simple" xlink:href="#__RefHeading___Toc2362_1457647513" text:style-name="Index_20_Link" text:visited-style-name="Index_20_Link">Armature Modifier<text:tab/>5</text:a></text:p>
          <text:p text:style-name="P77"><text:a xlink:type="simple" xlink:href="#__RefHeading___Toc1547_2181632034" text:style-name="Index_20_Link" text:visited-style-name="Index_20_Link">Object<text:tab/>5</text:a></text:p>
          <text:p text:style-name="P77"><text:a xlink:type="simple" xlink:href="#__RefHeading___Toc1549_2181632034" text:style-name="Index_20_Link" text:visited-style-name="Index_20_Link">Vertex Group<text:tab/>5</text:a></text:p>
          <text:p text:style-name="P78"><text:a xlink:type="simple" xlink:href="#__RefHeading___Toc1551_2181632034" text:style-name="Index_20_Link" text:visited-style-name="Index_20_Link">Invert<text:tab/>5</text:a></text:p>
          <text:p text:style-name="P77"><text:a xlink:type="simple" xlink:href="#__RefHeading___Toc1553_2181632034" text:style-name="Index_20_Link" text:visited-style-name="Index_20_Link">Preserve Volume<text:tab/>5</text:a></text:p>
          <text:p text:style-name="P77"><text:a xlink:type="simple" xlink:href="#__RefHeading___Toc1555_2181632034" text:style-name="Index_20_Link" text:visited-style-name="Index_20_Link">Multi Modifier<text:tab/>5</text:a></text:p>
          <text:p text:style-name="P77"><text:a xlink:type="simple" xlink:href="#__RefHeading___Toc1557_2181632034" text:style-name="Index_20_Link" text:visited-style-name="Index_20_Link">Bind to<text:tab/>6</text:a></text:p>
          <text:p text:style-name="P78"><text:a xlink:type="simple" xlink:href="#__RefHeading___Toc1559_2181632034" text:style-name="Index_20_Link" text:visited-style-name="Index_20_Link">Vertex Groups<text:tab/>6</text:a></text:p>
          <text:p text:style-name="P78"><text:a xlink:type="simple" xlink:href="#__RefHeading___Toc1561_2181632034" text:style-name="Index_20_Link" text:visited-style-name="Index_20_Link">Bone Envelopes<text:tab/>6</text:a></text:p>
          <text:p text:style-name="P76"><text:a xlink:type="simple" xlink:href="#__RefHeading___Toc2375_1457647513" text:style-name="Index_20_Link" text:visited-style-name="Index_20_Link">Cast modifier<text:tab/>7</text:a></text:p>
          <text:p text:style-name="P77"><text:a xlink:type="simple" xlink:href="#__RefHeading___Toc1563_2181632034" text:style-name="Index_20_Link" text:visited-style-name="Index_20_Link">Shape<text:tab/>7</text:a></text:p>
          <text:p text:style-name="P77"><text:a xlink:type="simple" xlink:href="#__RefHeading___Toc1565_2181632034" text:style-name="Index_20_Link" text:visited-style-name="Index_20_Link">Axis<text:tab/>7</text:a></text:p>
          <text:p text:style-name="P77"><text:a xlink:type="simple" xlink:href="#__RefHeading___Toc1567_2181632034" text:style-name="Index_20_Link" text:visited-style-name="Index_20_Link">Factor<text:tab/>7</text:a></text:p>
          <text:p text:style-name="P77"><text:a xlink:type="simple" xlink:href="#__RefHeading___Toc1569_2181632034" text:style-name="Index_20_Link" text:visited-style-name="Index_20_Link">Radius<text:tab/>7</text:a></text:p>
          <text:p text:style-name="P77"><text:a xlink:type="simple" xlink:href="#__RefHeading___Toc1571_2181632034" text:style-name="Index_20_Link" text:visited-style-name="Index_20_Link">Size<text:tab/>7</text:a></text:p>
          <text:p text:style-name="P77"><text:a xlink:type="simple" xlink:href="#__RefHeading___Toc1573_2181632034" text:style-name="Index_20_Link" text:visited-style-name="Index_20_Link">Size from Radius<text:tab/>7</text:a></text:p>
          <text:p text:style-name="P77"><text:a xlink:type="simple" xlink:href="#__RefHeading___Toc1575_2181632034" text:style-name="Index_20_Link" text:visited-style-name="Index_20_Link">Vertex Group<text:tab/>8</text:a></text:p>
          <text:p text:style-name="P78"><text:a xlink:type="simple" xlink:href="#__RefHeading___Toc1577_2181632034" text:style-name="Index_20_Link" text:visited-style-name="Index_20_Link">Invert<text:tab/>8</text:a></text:p>
          <text:p text:style-name="P77"><text:a xlink:type="simple" xlink:href="#__RefHeading___Toc1579_2181632034" text:style-name="Index_20_Link" text:visited-style-name="Index_20_Link">Object<text:tab/>8</text:a></text:p>
          <text:p text:style-name="P76"><text:a xlink:type="simple" xlink:href="#__RefHeading___Toc308_481132571" text:style-name="Index_20_Link" text:visited-style-name="Index_20_Link">Curve Modifier<text:tab/>8</text:a></text:p>
          <text:p text:style-name="P77"><text:a xlink:type="simple" xlink:href="#__RefHeading___Toc1581_2181632034" text:style-name="Index_20_Link" text:visited-style-name="Index_20_Link">Curve Object<text:tab/>8</text:a></text:p>
          <text:p text:style-name="P77"><text:a xlink:type="simple" xlink:href="#__RefHeading___Toc1583_2181632034" text:style-name="Index_20_Link" text:visited-style-name="Index_20_Link">Deformation Axis<text:tab/>8</text:a></text:p>
          <text:p text:style-name="P77"><text:a xlink:type="simple" xlink:href="#__RefHeading___Toc1585_2181632034" text:style-name="Index_20_Link" text:visited-style-name="Index_20_Link">Vertex Group<text:tab/>8</text:a></text:p>
          <text:p text:style-name="P78"><text:soft-page-break/><text:a xlink:type="simple" xlink:href="#__RefHeading___Toc1587_2181632034" text:style-name="Index_20_Link" text:visited-style-name="Index_20_Link">Invert<text:tab/>8</text:a></text:p>
          <text:p text:style-name="P76"><text:a xlink:type="simple" xlink:href="#__RefHeading___Toc310_481132571" text:style-name="Index_20_Link" text:visited-style-name="Index_20_Link">Displace Modifier<text:tab/>9</text:a></text:p>
          <text:p text:style-name="P77"><text:a xlink:type="simple" xlink:href="#__RefHeading___Toc1589_2181632034" text:style-name="Index_20_Link" text:visited-style-name="Index_20_Link">Workflow<text:tab/>9</text:a></text:p>
          <text:p text:style-name="P77"><text:a xlink:type="simple" xlink:href="#__RefHeading___Toc1591_2181632034" text:style-name="Index_20_Link" text:visited-style-name="Index_20_Link">Texture<text:tab/>9</text:a></text:p>
          <text:p text:style-name="P77"><text:a xlink:type="simple" xlink:href="#__RefHeading___Toc1593_2181632034" text:style-name="Index_20_Link" text:visited-style-name="Index_20_Link">Coordinates<text:tab/>9</text:a></text:p>
          <text:p text:style-name="P77"><text:a xlink:type="simple" xlink:href="#__RefHeading___Toc1595_2181632034" text:style-name="Index_20_Link" text:visited-style-name="Index_20_Link">Direction<text:tab/>9</text:a></text:p>
          <text:p text:style-name="P78"><text:a xlink:type="simple" xlink:href="#__RefHeading___Toc1597_2181632034" text:style-name="Index_20_Link" text:visited-style-name="Index_20_Link">X, Y, Z<text:tab/>9</text:a></text:p>
          <text:p text:style-name="P79"><text:a xlink:type="simple" xlink:href="#__RefHeading___Toc1599_2181632034" text:style-name="Index_20_Link" text:visited-style-name="Index_20_Link">Space<text:tab/>9</text:a></text:p>
          <text:p text:style-name="P78"><text:a xlink:type="simple" xlink:href="#__RefHeading___Toc1601_2181632034" text:style-name="Index_20_Link" text:visited-style-name="Index_20_Link">Normal<text:tab/>9</text:a></text:p>
          <text:p text:style-name="P78"><text:a xlink:type="simple" xlink:href="#__RefHeading___Toc1603_2181632034" text:style-name="Index_20_Link" text:visited-style-name="Index_20_Link">Custom Normal<text:tab/>9</text:a></text:p>
          <text:p text:style-name="P78"><text:a xlink:type="simple" xlink:href="#__RefHeading___Toc1605_2181632034" text:style-name="Index_20_Link" text:visited-style-name="Index_20_Link">RGB to XYZ<text:tab/>9</text:a></text:p>
          <text:p text:style-name="P79"><text:a xlink:type="simple" xlink:href="#__RefHeading___Toc1607_2181632034" text:style-name="Index_20_Link" text:visited-style-name="Index_20_Link">Space<text:tab/>9</text:a></text:p>
          <text:p text:style-name="P77"><text:a xlink:type="simple" xlink:href="#__RefHeading___Toc1609_2181632034" text:style-name="Index_20_Link" text:visited-style-name="Index_20_Link">Strength<text:tab/>10</text:a></text:p>
          <text:p text:style-name="P77"><text:a xlink:type="simple" xlink:href="#__RefHeading___Toc1611_2181632034" text:style-name="Index_20_Link" text:visited-style-name="Index_20_Link">Mid level<text:tab/>10</text:a></text:p>
          <text:p text:style-name="P77"><text:a xlink:type="simple" xlink:href="#__RefHeading___Toc1613_2181632034" text:style-name="Index_20_Link" text:visited-style-name="Index_20_Link">Vertex Group<text:tab/>10</text:a></text:p>
          <text:p text:style-name="P78"><text:a xlink:type="simple" xlink:href="#__RefHeading___Toc1615_2181632034" text:style-name="Index_20_Link" text:visited-style-name="Index_20_Link">Invert<text:tab/>10</text:a></text:p>
          <text:p text:style-name="P76"><text:a xlink:type="simple" xlink:href="#__RefHeading___Toc312_481132571" text:style-name="Index_20_Link" text:visited-style-name="Index_20_Link">Hook modifier<text:tab/>10</text:a></text:p>
          <text:p text:style-name="P77"><text:a xlink:type="simple" xlink:href="#__RefHeading___Toc1617_2181632034" text:style-name="Index_20_Link" text:visited-style-name="Index_20_Link">Object<text:tab/>10</text:a></text:p>
          <text:p text:style-name="P77"><text:a xlink:type="simple" xlink:href="#__RefHeading___Toc1619_2181632034" text:style-name="Index_20_Link" text:visited-style-name="Index_20_Link">Vertex Group<text:tab/>11</text:a></text:p>
          <text:p text:style-name="P78"><text:a xlink:type="simple" xlink:href="#__RefHeading___Toc1621_2181632034" text:style-name="Index_20_Link" text:visited-style-name="Index_20_Link">Invert<text:tab/>11</text:a></text:p>
          <text:p text:style-name="P77"><text:a xlink:type="simple" xlink:href="#__RefHeading___Toc1623_2181632034" text:style-name="Index_20_Link" text:visited-style-name="Index_20_Link">Strength<text:tab/>11</text:a></text:p>
          <text:p text:style-name="P77"><text:a xlink:type="simple" xlink:href="#__RefHeading___Toc1625_2181632034" text:style-name="Index_20_Link" text:visited-style-name="Index_20_Link">Reset<text:tab/>11</text:a></text:p>
          <text:p text:style-name="P77"><text:a xlink:type="simple" xlink:href="#__RefHeading___Toc1627_2181632034" text:style-name="Index_20_Link" text:visited-style-name="Index_20_Link">Recenter<text:tab/>11</text:a></text:p>
          <text:p text:style-name="P77"><text:a xlink:type="simple" xlink:href="#__RefHeading___Toc1629_2181632034" text:style-name="Index_20_Link" text:visited-style-name="Index_20_Link">Select<text:tab/>11</text:a></text:p>
          <text:p text:style-name="P77"><text:a xlink:type="simple" xlink:href="#__RefHeading___Toc1631_2181632034" text:style-name="Index_20_Link" text:visited-style-name="Index_20_Link">Assign<text:tab/>11</text:a></text:p>
          <text:p text:style-name="P77"><text:a xlink:type="simple" xlink:href="#__RefHeading___Toc1633_2181632034" text:style-name="Index_20_Link" text:visited-style-name="Index_20_Link">Falloff<text:tab/>11</text:a></text:p>
          <text:p text:style-name="P78"><text:a xlink:type="simple" xlink:href="#__RefHeading___Toc1635_2181632034" text:style-name="Index_20_Link" text:visited-style-name="Index_20_Link">Type<text:tab/>11</text:a></text:p>
          <text:p text:style-name="P78"><text:a xlink:type="simple" xlink:href="#__RefHeading___Toc1637_2181632034" text:style-name="Index_20_Link" text:visited-style-name="Index_20_Link">Radius<text:tab/>11</text:a></text:p>
          <text:p text:style-name="P78"><text:a xlink:type="simple" xlink:href="#__RefHeading___Toc1639_2181632034" text:style-name="Index_20_Link" text:visited-style-name="Index_20_Link">Uniform Falloff<text:tab/>11</text:a></text:p>
          <text:p text:style-name="P76"><text:a xlink:type="simple" xlink:href="#__RefHeading___Toc647_1422152673" text:style-name="Index_20_Link" text:visited-style-name="Index_20_Link">Laplacian Deform modifier<text:tab/>11</text:a></text:p>
          <text:p text:style-name="P77"><text:a xlink:type="simple" xlink:href="#__RefHeading___Toc1641_2181632034" text:style-name="Index_20_Link" text:visited-style-name="Index_20_Link">Workflow<text:tab/>12</text:a></text:p>
          <text:p text:style-name="P77"><text:a xlink:type="simple" xlink:href="#__RefHeading___Toc1643_2181632034" text:style-name="Index_20_Link" text:visited-style-name="Index_20_Link">Repeat<text:tab/>12</text:a></text:p>
          <text:p text:style-name="P77"><text:a xlink:type="simple" xlink:href="#__RefHeading___Toc1645_2181632034" text:style-name="Index_20_Link" text:visited-style-name="Index_20_Link">Anchor Weights<text:tab/>13</text:a></text:p>
          <text:p text:style-name="P77"><text:a xlink:type="simple" xlink:href="#__RefHeading___Toc1647_2181632034" text:style-name="Index_20_Link" text:visited-style-name="Index_20_Link">Invert<text:tab/>13</text:a></text:p>
          <text:p text:style-name="P77"><text:a xlink:type="simple" xlink:href="#__RefHeading___Toc1649_2181632034" text:style-name="Index_20_Link" text:visited-style-name="Index_20_Link">Bind<text:tab/>13</text:a></text:p>
          <text:p text:style-name="P77"><text:a xlink:type="simple" xlink:href="#__RefHeading___Toc1651_2181632034" text:style-name="Index_20_Link" text:visited-style-name="Index_20_Link">Unbind<text:tab/>13</text:a></text:p>
          <text:p text:style-name="P77"><text:a xlink:type="simple" xlink:href="#__RefHeading___Toc1653_2181632034" text:style-name="Index_20_Link" text:visited-style-name="Index_20_Link">Error Messages<text:tab/>13</text:a></text:p>
          <text:p text:style-name="P78"><text:a xlink:type="simple" xlink:href="#__RefHeading___Toc1655_2181632034" text:style-name="Index_20_Link" text:visited-style-name="Index_20_Link">Vertex group group_name is not valid<text:tab/>13</text:a></text:p>
          <text:p text:style-name="P78"><text:a xlink:type="simple" xlink:href="#__RefHeading___Toc1657_2181632034" text:style-name="Index_20_Link" text:visited-style-name="Index_20_Link">Vertices changed from X to Y<text:tab/>13</text:a></text:p>
          <text:p text:style-name="P78"><text:a xlink:type="simple" xlink:href="#__RefHeading___Toc1659_2181632034" text:style-name="Index_20_Link" text:visited-style-name="Index_20_Link">Edges changed from X to Y<text:tab/>13</text:a></text:p>
          <text:p text:style-name="P78"><text:a xlink:type="simple" xlink:href="#__RefHeading___Toc1661_2181632034" text:style-name="Index_20_Link" text:visited-style-name="Index_20_Link">The system did not find a solution<text:tab/>13</text:a></text:p>
          <text:p text:style-name="P76"><text:a xlink:type="simple" xlink:href="#__RefHeading___Toc693_3645476430" text:style-name="Index_20_Link" text:visited-style-name="Index_20_Link">Lattice Modifier<text:tab/>13</text:a></text:p>
          <text:p text:style-name="P77"><text:a xlink:type="simple" xlink:href="#__RefHeading___Toc695_3645476430" text:style-name="Index_20_Link" text:visited-style-name="Index_20_Link">Object<text:tab/>13</text:a></text:p>
          <text:p text:style-name="P77"><text:a xlink:type="simple" xlink:href="#__RefHeading___Toc697_3645476430" text:style-name="Index_20_Link" text:visited-style-name="Index_20_Link">Vertex Group<text:tab/>14</text:a></text:p>
          <text:p text:style-name="P78"><text:a xlink:type="simple" xlink:href="#__RefHeading___Toc1663_2181632034" text:style-name="Index_20_Link" text:visited-style-name="Index_20_Link">Invert<text:tab/>14</text:a></text:p>
          <text:p text:style-name="P77"><text:a xlink:type="simple" xlink:href="#__RefHeading___Toc1665_2181632034" text:style-name="Index_20_Link" text:visited-style-name="Index_20_Link">Strength<text:tab/>14</text:a></text:p>
          <text:p text:style-name="P76"><text:a xlink:type="simple" xlink:href="#__RefHeading___Toc705_3645476430" text:style-name="Index_20_Link" text:visited-style-name="Index_20_Link">Mesh Deform Modifier<text:tab/>14</text:a></text:p>
          <text:p text:style-name="P77"><text:a xlink:type="simple" xlink:href="#__RefHeading___Toc1667_2181632034" text:style-name="Index_20_Link" text:visited-style-name="Index_20_Link">Object<text:tab/>14</text:a></text:p>
          <text:p text:style-name="P77"><text:a xlink:type="simple" xlink:href="#__RefHeading___Toc1669_2181632034" text:style-name="Index_20_Link" text:visited-style-name="Index_20_Link">Vertex Group<text:tab/>14</text:a></text:p>
          <text:p text:style-name="P78"><text:a xlink:type="simple" xlink:href="#__RefHeading___Toc1671_2181632034" text:style-name="Index_20_Link" text:visited-style-name="Index_20_Link">Invert<text:tab/>14</text:a></text:p>
          <text:p text:style-name="P77"><text:a xlink:type="simple" xlink:href="#__RefHeading___Toc1673_2181632034" text:style-name="Index_20_Link" text:visited-style-name="Index_20_Link">Precision<text:tab/>14</text:a></text:p>
          <text:p text:style-name="P77"><text:a xlink:type="simple" xlink:href="#__RefHeading___Toc1675_2181632034" text:style-name="Index_20_Link" text:visited-style-name="Index_20_Link">Dynamic<text:tab/>14</text:a></text:p>
          <text:p text:style-name="P77"><text:a xlink:type="simple" xlink:href="#__RefHeading___Toc1677_2181632034" text:style-name="Index_20_Link" text:visited-style-name="Index_20_Link">Bind<text:tab/>14</text:a></text:p>
          <text:p text:style-name="P77"><text:soft-page-break/><text:a xlink:type="simple" xlink:href="#__RefHeading___Toc1679_2181632034" text:style-name="Index_20_Link" text:visited-style-name="Index_20_Link">Unbind<text:tab/>15</text:a></text:p>
          <text:p text:style-name="P76"><text:a xlink:type="simple" xlink:href="#__RefHeading___Toc862_288930642" text:style-name="Index_20_Link" text:visited-style-name="Index_20_Link">Shrinkwrap Modifier<text:tab/>15</text:a></text:p>
          <text:p text:style-name="P77"><text:a xlink:type="simple" xlink:href="#__RefHeading___Toc1681_2181632034" text:style-name="Index_20_Link" text:visited-style-name="Index_20_Link">Wrap Method<text:tab/>15</text:a></text:p>
          <text:p text:style-name="P78"><text:a xlink:type="simple" xlink:href="#__RefHeading___Toc1683_2181632034" text:style-name="Index_20_Link" text:visited-style-name="Index_20_Link">Nearest Surface Point + Target Normal Project<text:tab/>15</text:a></text:p>
          <text:p text:style-name="P79"><text:a xlink:type="simple" xlink:href="#__RefHeading___Toc1685_2181632034" text:style-name="Index_20_Link" text:visited-style-name="Index_20_Link">Snap Mode<text:tab/>15</text:a></text:p>
          <text:p text:style-name="P79"><text:a xlink:type="simple" xlink:href="#__RefHeading___Toc1687_2181632034" text:style-name="Index_20_Link" text:visited-style-name="Index_20_Link">Target<text:tab/>15</text:a></text:p>
          <text:p text:style-name="P78"><text:a xlink:type="simple" xlink:href="#__RefHeading___Toc1689_2181632034" text:style-name="Index_20_Link" text:visited-style-name="Index_20_Link">Project<text:tab/>15</text:a></text:p>
          <text:p text:style-name="P79"><text:a xlink:type="simple" xlink:href="#__RefHeading___Toc1691_2181632034" text:style-name="Index_20_Link" text:visited-style-name="Index_20_Link">Snap Mode<text:tab/>15</text:a></text:p>
          <text:p text:style-name="P79"><text:a xlink:type="simple" xlink:href="#__RefHeading___Toc1693_2181632034" text:style-name="Index_20_Link" text:visited-style-name="Index_20_Link">Limit<text:tab/>16</text:a></text:p>
          <text:p text:style-name="P79"><text:a xlink:type="simple" xlink:href="#__RefHeading___Toc1695_2181632034" text:style-name="Index_20_Link" text:visited-style-name="Index_20_Link">Subdivision Levels<text:tab/>16</text:a></text:p>
          <text:p text:style-name="P79"><text:a xlink:type="simple" xlink:href="#__RefHeading___Toc1697_2181632034" text:style-name="Index_20_Link" text:visited-style-name="Index_20_Link">Axis<text:tab/>16</text:a></text:p>
          <text:p text:style-name="P79"><text:a xlink:type="simple" xlink:href="#__RefHeading___Toc1699_2181632034" text:style-name="Index_20_Link" text:visited-style-name="Index_20_Link">Negative/Positive<text:tab/>16</text:a></text:p>
          <text:p text:style-name="P79"><text:a xlink:type="simple" xlink:href="#__RefHeading___Toc1701_2181632034" text:style-name="Index_20_Link" text:visited-style-name="Index_20_Link">Face Cull<text:tab/>16</text:a></text:p>
          <text:p text:style-name="P79"><text:a xlink:type="simple" xlink:href="#__RefHeading___Toc1703_2181632034" text:style-name="Index_20_Link" text:visited-style-name="Index_20_Link">Target<text:tab/>16</text:a></text:p>
          <text:p text:style-name="P79"><text:a xlink:type="simple" xlink:href="#__RefHeading___Toc1705_2181632034" text:style-name="Index_20_Link" text:visited-style-name="Index_20_Link">Auxiliary Target<text:tab/>16</text:a></text:p>
          <text:p text:style-name="P78"><text:a xlink:type="simple" xlink:href="#__RefHeading___Toc1707_2181632034" text:style-name="Index_20_Link" text:visited-style-name="Index_20_Link">Nearest Vertex<text:tab/>16</text:a></text:p>
          <text:p text:style-name="P79"><text:a xlink:type="simple" xlink:href="#__RefHeading___Toc1709_2181632034" text:style-name="Index_20_Link" text:visited-style-name="Index_20_Link">Target<text:tab/>16</text:a></text:p>
          <text:p text:style-name="P77"><text:a xlink:type="simple" xlink:href="#__RefHeading___Toc1711_2181632034" text:style-name="Index_20_Link" text:visited-style-name="Index_20_Link">Offset<text:tab/>16</text:a></text:p>
          <text:p text:style-name="P77"><text:a xlink:type="simple" xlink:href="#__RefHeading___Toc1713_2181632034" text:style-name="Index_20_Link" text:visited-style-name="Index_20_Link">Vertex Group<text:tab/>16</text:a></text:p>
          <text:p text:style-name="P78"><text:a xlink:type="simple" xlink:href="#__RefHeading___Toc1715_2181632034" text:style-name="Index_20_Link" text:visited-style-name="Index_20_Link">Invert<text:tab/>16</text:a></text:p>
          <text:p text:style-name="P76"><text:a xlink:type="simple" xlink:href="#__RefHeading___Toc974_4065528523" text:style-name="Index_20_Link" text:visited-style-name="Index_20_Link">Simple Deform modifier<text:tab/>17</text:a></text:p>
          <text:p text:style-name="P77"><text:a xlink:type="simple" xlink:href="#__RefHeading___Toc1717_2181632034" text:style-name="Index_20_Link" text:visited-style-name="Index_20_Link">Deform Method<text:tab/>17</text:a></text:p>
          <text:p text:style-name="P78"><text:a xlink:type="simple" xlink:href="#__RefHeading___Toc1719_2181632034" text:style-name="Index_20_Link" text:visited-style-name="Index_20_Link">Twist<text:tab/>17</text:a></text:p>
          <text:p text:style-name="P78"><text:a xlink:type="simple" xlink:href="#__RefHeading___Toc1721_2181632034" text:style-name="Index_20_Link" text:visited-style-name="Index_20_Link">Bend<text:tab/>17</text:a></text:p>
          <text:p text:style-name="P78"><text:a xlink:type="simple" xlink:href="#__RefHeading___Toc1723_2181632034" text:style-name="Index_20_Link" text:visited-style-name="Index_20_Link">Taper<text:tab/>17</text:a></text:p>
          <text:p text:style-name="P78"><text:a xlink:type="simple" xlink:href="#__RefHeading___Toc1725_2181632034" text:style-name="Index_20_Link" text:visited-style-name="Index_20_Link">Stretch<text:tab/>17</text:a></text:p>
          <text:p text:style-name="P77"><text:a xlink:type="simple" xlink:href="#__RefHeading___Toc1727_2181632034" text:style-name="Index_20_Link" text:visited-style-name="Index_20_Link">Origin<text:tab/>17</text:a></text:p>
          <text:p text:style-name="P77"><text:a xlink:type="simple" xlink:href="#__RefHeading___Toc1729_2181632034" text:style-name="Index_20_Link" text:visited-style-name="Index_20_Link">Restrictions<text:tab/>17</text:a></text:p>
          <text:p text:style-name="P78"><text:a xlink:type="simple" xlink:href="#__RefHeading___Toc1731_2181632034" text:style-name="Index_20_Link" text:visited-style-name="Index_20_Link">Limits<text:tab/>17</text:a></text:p>
          <text:p text:style-name="P78"><text:a xlink:type="simple" xlink:href="#__RefHeading___Toc1733_2181632034" text:style-name="Index_20_Link" text:visited-style-name="Index_20_Link">Lock<text:tab/>17</text:a></text:p>
          <text:p text:style-name="P78"><text:a xlink:type="simple" xlink:href="#__RefHeading___Toc1735_2181632034" text:style-name="Index_20_Link" text:visited-style-name="Index_20_Link">Vertex Group<text:tab/>17</text:a></text:p>
          <text:p text:style-name="P76"><text:a xlink:type="simple" xlink:href="#__RefHeading___Toc1172_3325318803" text:style-name="Index_20_Link" text:visited-style-name="Index_20_Link">Smooth Modifier<text:tab/>18</text:a></text:p>
          <text:p text:style-name="P77"><text:a xlink:type="simple" xlink:href="#__RefHeading___Toc1737_2181632034" text:style-name="Index_20_Link" text:visited-style-name="Index_20_Link">Axis<text:tab/>18</text:a></text:p>
          <text:p text:style-name="P77"><text:a xlink:type="simple" xlink:href="#__RefHeading___Toc1739_2181632034" text:style-name="Index_20_Link" text:visited-style-name="Index_20_Link">Factor<text:tab/>18</text:a></text:p>
          <text:p text:style-name="P77"><text:a xlink:type="simple" xlink:href="#__RefHeading___Toc1741_2181632034" text:style-name="Index_20_Link" text:visited-style-name="Index_20_Link">Repeat<text:tab/>18</text:a></text:p>
          <text:p text:style-name="P77"><text:a xlink:type="simple" xlink:href="#__RefHeading___Toc1743_2181632034" text:style-name="Index_20_Link" text:visited-style-name="Index_20_Link">Vertex Group<text:tab/>18</text:a></text:p>
          <text:p text:style-name="P78"><text:a xlink:type="simple" xlink:href="#__RefHeading___Toc1745_2181632034" text:style-name="Index_20_Link" text:visited-style-name="Index_20_Link">Invert<text:tab/>18</text:a></text:p>
          <text:p text:style-name="P76"><text:a xlink:type="simple" xlink:href="#__RefHeading___Toc1174_3325318803" text:style-name="Index_20_Link" text:visited-style-name="Index_20_Link">Smooth Corrective Modifier<text:tab/>18</text:a></text:p>
          <text:p text:style-name="P77"><text:a xlink:type="simple" xlink:href="#__RefHeading___Toc1747_2181632034" text:style-name="Index_20_Link" text:visited-style-name="Index_20_Link">Factor<text:tab/>18</text:a></text:p>
          <text:p text:style-name="P77"><text:a xlink:type="simple" xlink:href="#__RefHeading___Toc1749_2181632034" text:style-name="Index_20_Link" text:visited-style-name="Index_20_Link">Repeat<text:tab/>18</text:a></text:p>
          <text:p text:style-name="P77"><text:a xlink:type="simple" xlink:href="#__RefHeading___Toc1751_2181632034" text:style-name="Index_20_Link" text:visited-style-name="Index_20_Link">Scale<text:tab/>18</text:a></text:p>
          <text:p text:style-name="P77"><text:a xlink:type="simple" xlink:href="#__RefHeading___Toc1753_2181632034" text:style-name="Index_20_Link" text:visited-style-name="Index_20_Link">Smooth Type<text:tab/>18</text:a></text:p>
          <text:p text:style-name="P78"><text:a xlink:type="simple" xlink:href="#__RefHeading___Toc1755_2181632034" text:style-name="Index_20_Link" text:visited-style-name="Index_20_Link">Simple<text:tab/>19</text:a></text:p>
          <text:p text:style-name="P78"><text:a xlink:type="simple" xlink:href="#__RefHeading___Toc1757_2181632034" text:style-name="Index_20_Link" text:visited-style-name="Index_20_Link">Length Weight<text:tab/>19</text:a></text:p>
          <text:p text:style-name="P77"><text:a xlink:type="simple" xlink:href="#__RefHeading___Toc1759_2181632034" text:style-name="Index_20_Link" text:visited-style-name="Index_20_Link">Vertex Group<text:tab/>19</text:a></text:p>
          <text:p text:style-name="P78"><text:a xlink:type="simple" xlink:href="#__RefHeading___Toc1761_2181632034" text:style-name="Index_20_Link" text:visited-style-name="Index_20_Link">Invert<text:tab/>19</text:a></text:p>
          <text:p text:style-name="P77"><text:a xlink:type="simple" xlink:href="#__RefHeading___Toc1763_2181632034" text:style-name="Index_20_Link" text:visited-style-name="Index_20_Link">Only Smooth<text:tab/>19</text:a></text:p>
          <text:p text:style-name="P77"><text:a xlink:type="simple" xlink:href="#__RefHeading___Toc1765_2181632034" text:style-name="Index_20_Link" text:visited-style-name="Index_20_Link">Pin Boundaries<text:tab/>19</text:a></text:p>
          <text:p text:style-name="P77"><text:a xlink:type="simple" xlink:href="#__RefHeading___Toc1767_2181632034" text:style-name="Index_20_Link" text:visited-style-name="Index_20_Link">Rest Source<text:tab/>19</text:a></text:p>
          <text:p text:style-name="P77"><text:a xlink:type="simple" xlink:href="#__RefHeading___Toc1769_2181632034" text:style-name="Index_20_Link" text:visited-style-name="Index_20_Link">Original Coordinates<text:tab/>19</text:a></text:p>
          <text:p text:style-name="P77"><text:a xlink:type="simple" xlink:href="#__RefHeading___Toc1771_2181632034" text:style-name="Index_20_Link" text:visited-style-name="Index_20_Link">Bind Coordinates<text:tab/>19</text:a></text:p>
          <text:p text:style-name="P76"><text:a xlink:type="simple" xlink:href="#__RefHeading___Toc1204_3325318803" text:style-name="Index_20_Link" text:visited-style-name="Index_20_Link">Smooth Laplacian modifier<text:tab/>19</text:a></text:p>
          <text:p text:style-name="P77"><text:a xlink:type="simple" xlink:href="#__RefHeading___Toc1773_2181632034" text:style-name="Index_20_Link" text:visited-style-name="Index_20_Link">Repeat<text:tab/>19</text:a></text:p>
          <text:p text:style-name="P77"><text:soft-page-break/><text:a xlink:type="simple" xlink:href="#__RefHeading___Toc1775_2181632034" text:style-name="Index_20_Link" text:visited-style-name="Index_20_Link">Axis<text:tab/>20</text:a></text:p>
          <text:p text:style-name="P77"><text:a xlink:type="simple" xlink:href="#__RefHeading___Toc1777_2181632034" text:style-name="Index_20_Link" text:visited-style-name="Index_20_Link">Lambda Factor<text:tab/>20</text:a></text:p>
          <text:p text:style-name="P77"><text:a xlink:type="simple" xlink:href="#__RefHeading___Toc1779_2181632034" text:style-name="Index_20_Link" text:visited-style-name="Index_20_Link">Lambda Border<text:tab/>20</text:a></text:p>
          <text:p text:style-name="P77"><text:a xlink:type="simple" xlink:href="#__RefHeading___Toc1781_2181632034" text:style-name="Index_20_Link" text:visited-style-name="Index_20_Link">Preserve Volume<text:tab/>20</text:a></text:p>
          <text:p text:style-name="P77"><text:a xlink:type="simple" xlink:href="#__RefHeading___Toc1783_2181632034" text:style-name="Index_20_Link" text:visited-style-name="Index_20_Link">Normalized<text:tab/>20</text:a></text:p>
          <text:p text:style-name="P77"><text:a xlink:type="simple" xlink:href="#__RefHeading___Toc1785_2181632034" text:style-name="Index_20_Link" text:visited-style-name="Index_20_Link">Vertex Group<text:tab/>20</text:a></text:p>
          <text:p text:style-name="P78"><text:a xlink:type="simple" xlink:href="#__RefHeading___Toc1787_2181632034" text:style-name="Index_20_Link" text:visited-style-name="Index_20_Link">Invert<text:tab/>20</text:a></text:p>
          <text:p text:style-name="P76"><text:a xlink:type="simple" xlink:href="#__RefHeading___Toc1206_3325318803" text:style-name="Index_20_Link" text:visited-style-name="Index_20_Link">Surface Deform Modifier<text:tab/>20</text:a></text:p>
          <text:p text:style-name="P77"><text:a xlink:type="simple" xlink:href="#__RefHeading___Toc1789_2181632034" text:style-name="Index_20_Link" text:visited-style-name="Index_20_Link">Workflow<text:tab/>21</text:a></text:p>
          <text:p text:style-name="P77"><text:a xlink:type="simple" xlink:href="#__RefHeading___Toc1208_3325318803" text:style-name="Index_20_Link" text:visited-style-name="Index_20_Link">Target<text:tab/>21</text:a></text:p>
          <text:p text:style-name="P77"><text:a xlink:type="simple" xlink:href="#__RefHeading___Toc1791_2181632034" text:style-name="Index_20_Link" text:visited-style-name="Index_20_Link">Interpolation Falloff<text:tab/>21</text:a></text:p>
          <text:p text:style-name="P77"><text:a xlink:type="simple" xlink:href="#__RefHeading___Toc1793_2181632034" text:style-name="Index_20_Link" text:visited-style-name="Index_20_Link">Strength<text:tab/>21</text:a></text:p>
          <text:p text:style-name="P77"><text:a xlink:type="simple" xlink:href="#__RefHeading___Toc1795_2181632034" text:style-name="Index_20_Link" text:visited-style-name="Index_20_Link">Vertex Group<text:tab/>21</text:a></text:p>
          <text:p text:style-name="P78"><text:a xlink:type="simple" xlink:href="#__RefHeading___Toc1797_2181632034" text:style-name="Index_20_Link" text:visited-style-name="Index_20_Link">Invert<text:tab/>21</text:a></text:p>
          <text:p text:style-name="P77"><text:a xlink:type="simple" xlink:href="#__RefHeading___Toc1799_2181632034" text:style-name="Index_20_Link" text:visited-style-name="Index_20_Link">Bind<text:tab/>21</text:a></text:p>
          <text:p text:style-name="P77"><text:a xlink:type="simple" xlink:href="#__RefHeading___Toc1801_2181632034" text:style-name="Index_20_Link" text:visited-style-name="Index_20_Link">Unbind<text:tab/>21</text:a></text:p>
          <text:p text:style-name="P76"><text:a xlink:type="simple" xlink:href="#__RefHeading___Toc1397_2181632034" text:style-name="Index_20_Link" text:visited-style-name="Index_20_Link">Warp Modifier<text:tab/>22</text:a></text:p>
          <text:p text:style-name="P77"><text:a xlink:type="simple" xlink:href="#__RefHeading___Toc1399_2181632034" text:style-name="Index_20_Link" text:visited-style-name="Index_20_Link">Object From<text:tab/>22</text:a></text:p>
          <text:p text:style-name="P77"><text:a xlink:type="simple" xlink:href="#__RefHeading___Toc1401_2181632034" text:style-name="Index_20_Link" text:visited-style-name="Index_20_Link">Object To<text:tab/>22</text:a></text:p>
          <text:p text:style-name="P77"><text:a xlink:type="simple" xlink:href="#__RefHeading___Toc1803_2181632034" text:style-name="Index_20_Link" text:visited-style-name="Index_20_Link">Preserve Volume<text:tab/>22</text:a></text:p>
          <text:p text:style-name="P77"><text:a xlink:type="simple" xlink:href="#__RefHeading___Toc1805_2181632034" text:style-name="Index_20_Link" text:visited-style-name="Index_20_Link">Strength<text:tab/>22</text:a></text:p>
          <text:p text:style-name="P77"><text:a xlink:type="simple" xlink:href="#__RefHeading___Toc1807_2181632034" text:style-name="Index_20_Link" text:visited-style-name="Index_20_Link">Vertex Group<text:tab/>22</text:a></text:p>
          <text:p text:style-name="P78"><text:a xlink:type="simple" xlink:href="#__RefHeading___Toc1809_2181632034" text:style-name="Index_20_Link" text:visited-style-name="Index_20_Link">Invert<text:tab/>22</text:a></text:p>
          <text:p text:style-name="P77"><text:a xlink:type="simple" xlink:href="#__RefHeading___Toc1811_2181632034" text:style-name="Index_20_Link" text:visited-style-name="Index_20_Link">Falloff<text:tab/>22</text:a></text:p>
          <text:p text:style-name="P78"><text:a xlink:type="simple" xlink:href="#__RefHeading___Toc1813_2181632034" text:style-name="Index_20_Link" text:visited-style-name="Index_20_Link">Falloff Type<text:tab/>22</text:a></text:p>
          <text:p text:style-name="P78"><text:a xlink:type="simple" xlink:href="#__RefHeading___Toc1815_2181632034" text:style-name="Index_20_Link" text:visited-style-name="Index_20_Link">Radius<text:tab/>22</text:a></text:p>
          <text:p text:style-name="P77"><text:a xlink:type="simple" xlink:href="#__RefHeading___Toc1817_2181632034" text:style-name="Index_20_Link" text:visited-style-name="Index_20_Link">Texture<text:tab/>22</text:a></text:p>
          <text:p text:style-name="P78"><text:a xlink:type="simple" xlink:href="#__RefHeading___Toc1819_2181632034" text:style-name="Index_20_Link" text:visited-style-name="Index_20_Link">Usage<text:tab/>23</text:a></text:p>
          <text:p text:style-name="P78"><text:a xlink:type="simple" xlink:href="#__RefHeading___Toc1821_2181632034" text:style-name="Index_20_Link" text:visited-style-name="Index_20_Link">Texture Prop<text:tab/>23</text:a></text:p>
          <text:p text:style-name="P79"><text:a xlink:type="simple" xlink:href="#__RefHeading___Toc1823_2181632034" text:style-name="Index_20_Link" text:visited-style-name="Index_20_Link">Texture browser<text:tab/>23</text:a></text:p>
          <text:p text:style-name="P79"><text:a xlink:type="simple" xlink:href="#__RefHeading___Toc1825_2181632034" text:style-name="Index_20_Link" text:visited-style-name="Index_20_Link">Texture Edit Box<text:tab/>23</text:a></text:p>
          <text:p text:style-name="P79"><text:a xlink:type="simple" xlink:href="#__RefHeading___Toc1827_2181632034" text:style-name="Index_20_Link" text:visited-style-name="Index_20_Link">Fake User<text:tab/>23</text:a></text:p>
          <text:p text:style-name="P79"><text:a xlink:type="simple" xlink:href="#__RefHeading___Toc1829_2181632034" text:style-name="Index_20_Link" text:visited-style-name="Index_20_Link">Add Texture<text:tab/>23</text:a></text:p>
          <text:p text:style-name="P79"><text:a xlink:type="simple" xlink:href="#__RefHeading___Toc1831_2181632034" text:style-name="Index_20_Link" text:visited-style-name="Index_20_Link">Remove<text:tab/>23</text:a></text:p>
          <text:p text:style-name="P79"><text:a xlink:type="simple" xlink:href="#__RefHeading___Toc1833_2181632034" text:style-name="Index_20_Link" text:visited-style-name="Index_20_Link">Change Context<text:tab/>23</text:a></text:p>
          <text:p text:style-name="P78"><text:a xlink:type="simple" xlink:href="#__RefHeading___Toc1835_2181632034" text:style-name="Index_20_Link" text:visited-style-name="Index_20_Link">Coordinates<text:tab/>23</text:a></text:p>
          <text:p text:style-name="P76"><text:a xlink:type="simple" xlink:href="#__RefHeading___Toc1435_2181632034" text:style-name="Index_20_Link" text:visited-style-name="Index_20_Link">Wave modifier<text:tab/>23</text:a></text:p>
          <text:p text:style-name="P77"><text:a xlink:type="simple" xlink:href="#__RefHeading___Toc1437_2181632034" text:style-name="Index_20_Link" text:visited-style-name="Index_20_Link">Motion<text:tab/>24</text:a></text:p>
          <text:p text:style-name="P77"><text:a xlink:type="simple" xlink:href="#__RefHeading___Toc1439_2181632034" text:style-name="Index_20_Link" text:visited-style-name="Index_20_Link">Cyclic<text:tab/>24</text:a></text:p>
          <text:p text:style-name="P77"><text:a xlink:type="simple" xlink:href="#__RefHeading___Toc1837_2181632034" text:style-name="Index_20_Link" text:visited-style-name="Index_20_Link">Along Normals<text:tab/>24</text:a></text:p>
          <text:p text:style-name="P78"><text:a xlink:type="simple" xlink:href="#__RefHeading___Toc1839_2181632034" text:style-name="Index_20_Link" text:visited-style-name="Index_20_Link">X/Y/Z<text:tab/>24</text:a></text:p>
          <text:p text:style-name="P77"><text:a xlink:type="simple" xlink:href="#__RefHeading___Toc1841_2181632034" text:style-name="Index_20_Link" text:visited-style-name="Index_20_Link">Falloff<text:tab/>24</text:a></text:p>
          <text:p text:style-name="P77"><text:a xlink:type="simple" xlink:href="#__RefHeading___Toc1843_2181632034" text:style-name="Index_20_Link" text:visited-style-name="Index_20_Link">Height<text:tab/>24</text:a></text:p>
          <text:p text:style-name="P77"><text:a xlink:type="simple" xlink:href="#__RefHeading___Toc1845_2181632034" text:style-name="Index_20_Link" text:visited-style-name="Index_20_Link">Width<text:tab/>24</text:a></text:p>
          <text:p text:style-name="P77"><text:a xlink:type="simple" xlink:href="#__RefHeading___Toc1847_2181632034" text:style-name="Index_20_Link" text:visited-style-name="Index_20_Link">Narrowness<text:tab/>24</text:a></text:p>
          <text:p text:style-name="P77"><text:a xlink:type="simple" xlink:href="#__RefHeading___Toc1849_2181632034" text:style-name="Index_20_Link" text:visited-style-name="Index_20_Link">Vertex Group<text:tab/>24</text:a></text:p>
          <text:p text:style-name="P78"><text:a xlink:type="simple" xlink:href="#__RefHeading___Toc1851_2181632034" text:style-name="Index_20_Link" text:visited-style-name="Index_20_Link">Invert<text:tab/>25</text:a></text:p>
          <text:p text:style-name="P77"><text:a xlink:type="simple" xlink:href="#__RefHeading___Toc1853_2181632034" text:style-name="Index_20_Link" text:visited-style-name="Index_20_Link">Start Position<text:tab/>25</text:a></text:p>
          <text:p text:style-name="P78"><text:a xlink:type="simple" xlink:href="#__RefHeading___Toc1855_2181632034" text:style-name="Index_20_Link" text:visited-style-name="Index_20_Link">Object<text:tab/>25</text:a></text:p>
          <text:p text:style-name="P78"><text:a xlink:type="simple" xlink:href="#__RefHeading___Toc1857_2181632034" text:style-name="Index_20_Link" text:visited-style-name="Index_20_Link">Start Position X/Y<text:tab/>25</text:a></text:p>
          <text:p text:style-name="P77"><text:a xlink:type="simple" xlink:href="#__RefHeading___Toc1859_2181632034" text:style-name="Index_20_Link" text:visited-style-name="Index_20_Link">Time<text:tab/>25</text:a></text:p>
          <text:p text:style-name="P78"><text:a xlink:type="simple" xlink:href="#__RefHeading___Toc1861_2181632034" text:style-name="Index_20_Link" text:visited-style-name="Index_20_Link">Offset<text:tab/>25</text:a></text:p>
          <text:p text:style-name="P78"><text:a xlink:type="simple" xlink:href="#__RefHeading___Toc1863_2181632034" text:style-name="Index_20_Link" text:visited-style-name="Index_20_Link">Life<text:tab/>25</text:a></text:p>
          <text:p text:style-name="P78"><text:soft-page-break/><text:a xlink:type="simple" xlink:href="#__RefHeading___Toc1865_2181632034" text:style-name="Index_20_Link" text:visited-style-name="Index_20_Link">Damping<text:tab/>25</text:a></text:p>
          <text:p text:style-name="P78"><text:a xlink:type="simple" xlink:href="#__RefHeading___Toc1867_2181632034" text:style-name="Index_20_Link" text:visited-style-name="Index_20_Link">Speed<text:tab/>25</text:a></text:p>
          <text:p text:style-name="P77"><text:a xlink:type="simple" xlink:href="#__RefHeading___Toc1869_2181632034" text:style-name="Index_20_Link" text:visited-style-name="Index_20_Link">Texture<text:tab/>25</text:a></text:p>
          <text:p text:style-name="P78"><text:a xlink:type="simple" xlink:href="#__RefHeading___Toc1871_2181632034" text:style-name="Index_20_Link" text:visited-style-name="Index_20_Link">Usage<text:tab/>25</text:a></text:p>
          <text:p text:style-name="P78"><text:a xlink:type="simple" xlink:href="#__RefHeading___Toc1873_2181632034" text:style-name="Index_20_Link" text:visited-style-name="Index_20_Link">Texture Prop<text:tab/>26</text:a></text:p>
          <text:p text:style-name="P79"><text:a xlink:type="simple" xlink:href="#__RefHeading___Toc1875_2181632034" text:style-name="Index_20_Link" text:visited-style-name="Index_20_Link">Texture browser<text:tab/>26</text:a></text:p>
          <text:p text:style-name="P79"><text:a xlink:type="simple" xlink:href="#__RefHeading___Toc1877_2181632034" text:style-name="Index_20_Link" text:visited-style-name="Index_20_Link">Texture Edit Box<text:tab/>26</text:a></text:p>
          <text:p text:style-name="P79"><text:a xlink:type="simple" xlink:href="#__RefHeading___Toc1879_2181632034" text:style-name="Index_20_Link" text:visited-style-name="Index_20_Link">Fake User<text:tab/>26</text:a></text:p>
          <text:p text:style-name="P79"><text:a xlink:type="simple" xlink:href="#__RefHeading___Toc1881_2181632034" text:style-name="Index_20_Link" text:visited-style-name="Index_20_Link">Add Texture<text:tab/>26</text:a></text:p>
          <text:p text:style-name="P79"><text:a xlink:type="simple" xlink:href="#__RefHeading___Toc1883_2181632034" text:style-name="Index_20_Link" text:visited-style-name="Index_20_Link">Remove<text:tab/>26</text:a></text:p>
          <text:p text:style-name="P79"><text:a xlink:type="simple" xlink:href="#__RefHeading___Toc1885_2181632034" text:style-name="Index_20_Link" text:visited-style-name="Index_20_Link">Change Context<text:tab/>26</text:a></text:p>
          <text:p text:style-name="P78"><text:a xlink:type="simple" xlink:href="#__RefHeading___Toc1887_2181632034" text:style-name="Index_20_Link" text:visited-style-name="Index_20_Link">Coordinates<text:tab/>26</text:a></text:p>
        </text:index-body>
      </text:table-of-content>
      <text:p text:style-name="P2"/>
      <text:p text:style-name="P2"/>
      <text:p text:style-name="P2"/>
      <table:table table:name="Tabelle1" table:style-name="Tabelle1">
        <table:table-column table:style-name="Tabelle1.A"/>
        <table:table-row>
          <table:table-cell table:style-name="Tabelle1.A1" office:value-type="string">
            <text:h text:style-name="P83" text:outline-level="1"><text:bookmark-start text:name="__RefHeading___Toc453_413504702"/><text:span text:style-name="T6">D</text:span><text:span text:style-name="T7">eform</text:span><text:span text:style-name="T5"> modifiers</text:span><text:bookmark-end text:name="__RefHeading___Toc453_413504702"/></text:h>
          </table:table-cell>
        </table:table-row>
      </table:table>
      <text:h text:style-name="Heading_20_2" text:outline-level="2"><text:bookmark-start text:name="__RefHeading___Toc2362_1457647513"/>Armature Modifier<text:bookmark-end text:name="__RefHeading___Toc2362_1457647513"/></text:h>
      <text:p text:style-name="P4"><draw:frame draw:style-name="fr2" draw:name="Bild1" text:anchor-type="paragraph" svg:width="5.129cm" svg:height="3.129cm" draw:z-index="0"><draw:image xlink:href="Pictures/100002010000012F000000B9D70B83106B38BD70.png" xlink:type="simple" xlink:show="embed" xlink:actuate="onLoad" loext:mime-type="image/png"/></draw:frame><text:span text:style-name="T8">A</text:span>n armature system <text:span text:style-name="T8">allows to deform objects accurately by posing bones. </text:span>The Armature modifier<text:span text:style-name="T8"> contains the armature settings at the mesh end.</text:span></text:p>
      <text:p text:style-name="P9">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8">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8">.</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8">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9">You can parent an object to more than one armature. The Multi Modifier</text:span> allows you to use several armatures to deform the same object, all based on the “non-deformed” data<text:span text:style-name="T9">.</text:span></text:p>
      <text:p text:style-name="Text_20_body"><text:soft-page-break/>The results of the Armature modifiers are then mixed together, using the weights of the Vertex Group as “mixing guides”.</text:p>
      <text:p text:style-name="Text_20_body"/>
      <text:p text:style-name="Text_20_body"/>
      <text:p text:style-name="Text_20_body"/>
      <text:p text:style-name="Text_20_body"/>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2BAFD52CC18889BE.png" xlink:type="simple" xlink:show="embed" xlink:actuate="onLoad" loext:mime-type="image/png"/></draw:frame><text:bookmark-start text:name="__RefHeading___Toc1559_2181632034"/>Vertex Groups<text:bookmark-end text:name="__RefHeading___Toc1559_2181632034"/></text:h>
      <text:p text:style-name="Text_20_body">Meshes and lattices only. <text:span text:style-name="T9">Use Vertex groups for deforming the mesh. A</text:span> bone named “forearm”, will only affect the vertices in the “forearm” vertex group.<text:span text:style-name="T9"> </text:span>The influence of one bone on a given vertex is controlled by the weight of this vertex in the relevant group.</text:p>
      <text:p text:style-name="P6">The vertex groups are located in the Object Data Properties in the Properties editor.</text:p>
      <text:p text:style-name="P6"/>
      <text:p text:style-name="P6"/>
      <text:p text:style-name="P6"/>
      <text:h text:style-name="Heading_20_4" text:outline-level="4"><text:bookmark-start text:name="__RefHeading___Toc1561_2181632034"/>Bone Envelopes<text:bookmark-end text:name="__RefHeading___Toc1561_2181632034"/></text:h>
      <text:p text:style-name="Text_20_body"><text:span text:style-name="T9">Use the Bone envelopes to</text:span> deform vertices or control points near them, defined by each bone’s envelope radius and distance. </text:p>
      <text:p text:style-name="P7">When envelopes are disabled, Blender uses the set of existing vertex group names to determine which bones <text:span text:style-name="T10">influences what mesh part</text:span>. </text:p>
      <text:p text:style-name="P10"><draw:frame draw:style-name="fr1" draw:name="Bild3" text:anchor-type="paragraph" svg:y="0.018cm" svg:width="5.62cm" svg:height="3.281cm" draw:z-index="2"><draw:image xlink:href="Pictures/100002010000014C000000C28007F294497DBF78.png" xlink:type="simple" xlink:show="embed" xlink:actuate="onLoad" loext:mime-type="image/png"/></draw:frame>Bone envelopes display can be turned on in the Viewport Display panel in the Object Data properties tab in the Properties Editor. Display as ...</text:p>
      <text:p text:style-name="P5"/>
      <text:p text:style-name="P5"/>
      <text:p text:style-name="P5"/>
      <text:p text:style-name="P5"/>
      <text:p text:style-name="P5"/>
      <text:p text:style-name="P5"/>
      <text:p text:style-name="P5"/>
      <text:p text:style-name="P5"/>
      <text:p text:style-name="P5"/>
      <text:p text:style-name="P6"><draw:frame draw:style-name="fr1" draw:name="Bild4" text:anchor-type="paragraph" svg:y="0.282cm" svg:width="8.16cm" svg:height="5.74cm" draw:z-index="3"><draw:image xlink:href="Pictures/10000201000001E200000153671CB5C95622A1D3.png" xlink:type="simple" xlink:show="embed" xlink:actuate="onLoad" loext:mime-type="image/png"/></draw:frame><text:soft-page-break/>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159cm" draw:z-index="4"><draw:image xlink:href="Pictures/1000020100000131000000F6196C227100C3C7C6.png" xlink:type="simple" xlink:show="embed" xlink:actuate="onLoad" loext:mime-type="image/png"/></draw:frame><text:bookmark-start text:name="__RefHeading___Toc2375_1457647513"/>Cast modifier<text:bookmark-end text:name="__RefHeading___Toc2375_1457647513"/></text:h>
      <text:p text:style-name="P8">The Cast modifier shifts the shape of a mesh, curve, surface or lattice<text:span text:style-name="T10"> object</text:span>, towards predefined shapes<text:span text:style-name="T10">. S</text:span>phere, cylinder, cuboid<text:span text:style-name="T10">.</text:span></text:p>
      <text:p text:style-name="Text_20_body">Note<text:span text:style-name="T10">!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8EA8001EC7EB4A72.png" xlink:type="simple" xlink:show="embed" xlink:actuate="onLoad" loext:mime-type="image/png"/></draw:frame><text:bookmark-start text:name="__RefHeading___Toc1563_2181632034"/>Shape<text:bookmark-end text:name="__RefHeading___Toc1563_2181632034"/></text:h>
      <text:p text:style-name="Text_20_body"><text:span text:style-name="T10">C</text:span>hoose<text:span text:style-name="T10"> the</text:span> target shape of the projection: Sphere, Cylinder or Cuboid.</text:p>
      <text:h text:style-name="Heading_20_3" text:outline-level="3"><text:bookmark-start text:name="__RefHeading___Toc1565_2181632034"/>Axis<text:bookmark-end text:name="__RefHeading___Toc1565_2181632034"/></text:h>
      <text:p text:style-name="P11">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1">.</text:span></text:p>
      <text:p text:style-name="Text_20_body"><text:span text:style-name="T11">The factor</text:span> is a linear interpolation<text:span text:style-name="T11">. </text:span>0.0 gives original coordinates<text:span text:style-name="T11">, and the</text:span> modifier has no effect<text:span text:style-name="T11"> then.</text:span> 1.0 casts to the target shape<text:span text:style-name="T11">. </text:span>Values below 0.0 or above 1.0 exaggerate the deformation<text:span text:style-name="T11">.</text:span></text:p>
      <text:h text:style-name="Heading_20_3" text:outline-level="3"><text:bookmark-start text:name="__RefHeading___Toc1569_2181632034"/>Radius<text:bookmark-end text:name="__RefHeading___Toc1569_2181632034"/></text:h>
      <text:p text:style-name="Text_20_body"><text:span text:style-name="T11">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1">Size from</text:span> Radius<text:bookmark-end text:name="__RefHeading___Toc1573_2181632034"/></text:h>
      <text:p text:style-name="Text_20_body"><text:span text:style-name="T11">C</text:span>alculate Size from Radius<text:span text:style-name="T11">. Can give smoother results.</text:span></text:p>
      <text:h text:style-name="Heading_20_3" text:outline-level="3"><text:bookmark-start text:name="__RefHeading___Toc1575_2181632034"/><text:soft-page-break/>Vertex Group<text:bookmark-end text:name="__RefHeading___Toc1575_2181632034"/></text:h>
      <text:p text:style-name="Text_20_body"><text:span text:style-name="T11">R</text:span>estrict the effect to the vertices in that vertex group.</text:p>
      <text:h text:style-name="Heading_20_4" text:outline-level="4"><text:bookmark-start text:name="__RefHeading___Toc1577_2181632034"/>In<text:span text:style-name="T11">v</text:span>ert<text:bookmark-end text:name="__RefHeading___Toc1577_2181632034"/></text:h>
      <text:p text:style-name="Text_20_body">Inverts the influence of the selected vertex group<text:span text:style-name="T11">.</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1">nd its</text:span> size and rotation transform the projected vertices.</text:p>
      <text:p text:style-name="Horizontal_20_Line"/>
      <text:h text:style-name="Heading_20_2" text:outline-level="2"><text:bookmark-start text:name="__RefHeading___Toc308_481132571"/>Curve Modifier<text:bookmark-end text:name="__RefHeading___Toc308_481132571"/></text:h>
      <text:p text:style-name="Text_20_body"><draw:frame draw:style-name="fr1" draw:name="Bild7" text:anchor-type="paragraph" svg:y="0.282cm" svg:width="5.159cm" svg:height="2.08cm" draw:z-index="6"><draw:image xlink:href="Pictures/10000201000001300000007B9C85B1BC203057FA.png" xlink:type="simple" xlink:show="embed" xlink:actuate="onLoad" loext:mime-type="image/png"/></draw:frame>The Curve modifier <text:span text:style-name="T12">deforms</text:span> a mesh along a curve object.<text:span text:style-name="T12"> You need to have a curve object in the scene, and choose it as the curve object.</text:span></text:p>
      <text:p text:style-name="Text_20_body"><text:span text:style-name="T14">The modifier</text:span> works <text:span text:style-name="T13">in global space </text:span>on a dominant axis, X, Y, or Z. <text:span text:style-name="T12">W</text:span>hen you move your mesh in the dominant direction, the <text:span text:style-name="T14">object</text:span> will <text:span text:style-name="T12">move</text:span> along the curve<text:span text:style-name="T12">.</text:span> <text:span text:style-name="T12">When you pull into the other axis directions then the object will move away from the dominant axis, and deform.</text:span></text:p>
      <text:p text:style-name="Text_20_body">When you move the object beyond the curve’s ends, the object will <text:span text:style-name="T13">keep the deformation from the latest curve point.</text:span></text:p>
      <text:p text:style-name="P12"><draw:frame draw:style-name="fr1" draw:name="Bild8" text:anchor-type="paragraph" svg:y="-0.042cm" svg:width="5.57cm" svg:height="5.57cm" draw:z-index="7"><draw:image xlink:href="Pictures/1000020100000149000001498504E32C2CED774C.png" xlink:type="simple" xlink:show="embed" xlink:actuate="onLoad" loext:mime-type="image/png"/></draw:frame><draw:frame draw:style-name="fr3" draw:name="Bild9" text:anchor-type="paragraph" svg:x="8.687cm" svg:y="-0.079cm" svg:width="3.889cm" svg:height="3.761cm" draw:z-index="8"><draw:image xlink:href="Pictures/10000201000000E6000000DE293B073A079433D4.png" xlink:type="simple" xlink:show="embed" xlink:actuate="onLoad" loext:mime-type="image/png"/></draw:frame>If the curve is 3D, the<text:span text:style-name="T13">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6FFC994EDE2942D3.png" xlink:type="simple" xlink:show="embed" xlink:actuate="onLoad" loext:mime-type="image/png"/></draw:frame><text:bookmark-start text:name="__RefHeading___Toc1583_2181632034"/>Deformation Axis<text:bookmark-end text:name="__RefHeading___Toc1583_2181632034"/></text:h>
      <text:p text:style-name="P16">The axis to deform along.</text:p>
      <text:h text:style-name="Heading_20_3" text:outline-level="3"><text:bookmark-start text:name="__RefHeading___Toc1585_2181632034"/>Vertex Group<text:bookmark-end text:name="__RefHeading___Toc1585_2181632034"/></text:h>
      <text:p text:style-name="Text_20_body"><text:span text:style-name="T14">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4">.</text:span></text:p>
      <text:p text:style-name="Horizontal_20_Line"/>
      <text:h text:style-name="Heading_20_2" text:outline-level="2"><draw:frame draw:style-name="fr1" draw:name="Bild11" text:anchor-type="paragraph" svg:y="0.905cm" svg:width="5.129cm" svg:height="3.59cm" draw:z-index="10"><draw:image xlink:href="Pictures/100002010000012F000000D460FBD4B304C277A8.png" xlink:type="simple" xlink:show="embed" xlink:actuate="onLoad" loext:mime-type="image/png"/></draw:frame><text:bookmark-start text:name="__RefHeading___Toc310_481132571"/><text:soft-page-break/>Displace Modifier<text:bookmark-end text:name="__RefHeading___Toc310_481132571"/></text:h>
      <text:p text:style-name="Text_20_body">The Displace modifier displaces vertices in a mesh based on the <text:span text:style-name="T15">greyscale values</text:span> of a texture. <text:span text:style-name="T15">You can use image textures or procedural textures.</text:span></text:p>
      <text:h text:style-name="Heading_20_3" text:outline-level="3"><text:bookmark-start text:name="__RefHeading___Toc1589_2181632034"/>Workflow<text:bookmark-end text:name="__RefHeading___Toc1589_2181632034"/></text:h>
      <text:p text:style-name="P17">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h text:style-name="Heading_20_3" text:outline-level="3"><text:bookmark-start text:name="__RefHeading___Toc1593_2181632034"/>Coordinates<text:bookmark-end text:name="__RefHeading___Toc1593_2181632034"/></text:h>
      <text:p text:style-name="P13"><draw:frame draw:style-name="fr1" draw:name="Bild12" text:anchor-type="paragraph" svg:y="-0.191cm" svg:width="2.66cm" svg:height="2.12cm" draw:z-index="11"><draw:image xlink:href="Pictures/100002010000009D0000007D974F23A980211057.png" xlink:type="simple" xlink:show="embed" xlink:actuate="onLoad" loext:mime-type="image/png"/></draw:frame>The texture coordinate system to use<text:span text:style-name="T15"> for the displacement.</text:span></text:p>
      <text:p text:style-name="P17">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6E5796989769D515.png" xlink:type="simple" xlink:show="embed" xlink:actuate="onLoad" loext: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3"><draw:frame draw:style-name="fr1" draw:name="Bild14" text:anchor-type="paragraph" svg:y="-0.191cm" svg:width="4.491cm" svg:height="2.15cm" draw:z-index="13"><draw:image xlink:href="Pictures/10000201000001090000007FA33432315D7E489C.png" xlink:type="simple" xlink:show="embed" xlink:actuate="onLoad" loext: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16">. </text:span>Red values displaced along the X axis, Green along the Y, Blue along the Z<text:span text:style-name="T16"> axis.</text:span></text:p>
      <text:h text:style-name="P87" text:outline-level="5"><text:bookmark-start text:name="__RefHeading___Toc1607_2181632034"/>Space<text:bookmark-end text:name="__RefHeading___Toc1607_2181632034"/></text:h>
      <text:p text:style-name="P13"><draw:frame draw:style-name="fr1" draw:name="Bild16" text:anchor-type="paragraph" svg:y="-0.191cm" svg:width="4.5cm" svg:height="2.17cm" draw:z-index="14"><draw:image xlink:href="Pictures/100002010000010A0000008023F7EE6B9C516925.png" xlink:type="simple" xlink:show="embed" xlink:actuate="onLoad" loext:mime-type="image/png"/></draw:frame>With a direction set to X, Y, Z, or XYZ the modifier can either displace along local or global axes.</text:p>
      <text:h text:style-name="Heading_20_3" text:outline-level="3"><text:bookmark-start text:name="__RefHeading___Toc1609_2181632034"/><text:soft-page-break/>Strength<text:bookmark-end text:name="__RefHeading___Toc1609_2181632034"/></text:h>
      <text:p text:style-name="P14">The strength of the displacement. A negative strength invert<text:span text:style-name="T16">s</text:span> the effect of the modifier.</text:p>
      <text:p text:style-name="P14">After offsetting by the Mid level value, the displacement will be multiplied by the Strength value to give the final vertex offset.</text:p>
      <text:p text:style-name="Text_20_body">vertexoffset=displacement×Strength</text:p>
      <text:p text:style-name="Text_20_body"/>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16">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16">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16">.</text:span></text:p>
      <text:p text:style-name="Horizontal_20_Line"/>
      <text:h text:style-name="Heading_20_2" text:outline-level="2"><text:bookmark-start text:name="__RefHeading___Toc312_481132571"/>Hook modifier<text:bookmark-end text:name="__RefHeading___Toc312_481132571"/></text:h>
      <text:p text:style-name="Text_20_body"><draw:frame draw:style-name="fr1" draw:name="Bild18" text:anchor-type="paragraph" svg:y="-0.069cm" svg:width="4.5cm" svg:height="2.17cm" draw:z-index="16"><draw:image xlink:href="Pictures/100002010000012D000000939E62D1F30F4EB051.png" xlink:type="simple" xlink:show="embed" xlink:actuate="onLoad" loext:mime-type="image/png"/></draw:frame>The Hook modifier is used to deform a mesh, curve or lattice <text:span text:style-name="T17">by</text:span> another object<text:span text:style-name="T16">. When you move this hook object, then it pulls vertices or control points with it.</text:span> </text:p>
      <text:p text:style-name="P15">Assigning the hook object to specific vertices<text:span text:style-name="T17"> of the target object</text:span> is done in Edit mode. The modifier shows a set of buttons then.</text:p>
      <text:p text:style-name="P15"><draw:frame draw:style-name="fr1" draw:name="Bild17" text:anchor-type="paragraph" svg:y="-0.03cm" svg:width="6.819cm" svg:height="6.74cm" draw:z-index="15"><draw:image xlink:href="Pictures/10000201000001930000018E4E8E1A73643AC7F5.png" xlink:type="simple" xlink:show="embed" xlink:actuate="onLoad" loext:mime-type="image/png"/></draw:frame>This modifier is automatically created when you add a Hook from the Hooks menu in the Edge menu in edit mode.</text:p>
      <text:p text:style-name="P18">Some settings just exists in Edit mode.</text:p>
      <text:p text:style-name="P18">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text:soft-page-break/>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9"><draw:frame draw:style-name="fr1" draw:name="Bild20" text:anchor-type="paragraph" svg:y="0.009cm" svg:width="5.129cm" svg:height="3.23cm" draw:z-index="18"><draw:image xlink:href="Pictures/100002010000012F000000BFACEF0A2527DD92CC.png" xlink:type="simple" xlink:show="embed" xlink:actuate="onLoad" loext:mime-type="image/png"/></draw:frame><text:span text:style-name="T18">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9"><text:span text:style-name="T18">In Edit mode. </text:span>Set the hook center to the 3D cursor position.</text:p>
      <text:h text:style-name="Heading_20_3" text:outline-level="3"><text:bookmark-start text:name="__RefHeading___Toc1629_2181632034"/>Select<text:bookmark-end text:name="__RefHeading___Toc1629_2181632034"/></text:h>
      <text:p text:style-name="P19"><text:span text:style-name="T18">In Edit mode. </text:span>Select the vertices affected by this hook.</text:p>
      <text:h text:style-name="Heading_20_3" text:outline-level="3"><text:bookmark-start text:name="__RefHeading___Toc1631_2181632034"/>Assign<text:bookmark-end text:name="__RefHeading___Toc1631_2181632034"/></text:h>
      <text:p text:style-name="P19"><text:span text:style-name="T18">In Edit mode. </text:span>Assigns selected vertices to this hook.</text:p>
      <text:h text:style-name="Heading_20_3" text:outline-level="3"><draw:frame draw:style-name="fr1" draw:name="Bild19" text:anchor-type="paragraph" svg:y="-0.03cm" svg:width="4.979cm" svg:height="1.891cm" draw:z-index="17"><draw:image xlink:href="Pictures/100002010000012600000070E7FB51FCD7D12778.png" xlink:type="simple" xlink:show="embed" xlink:actuate="onLoad" loext: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8">Compensate non uniform scale, and use a uniform falloff.</text:p>
      <text:p text:style-name="Horizontal_20_Line"/>
      <text:h text:style-name="Heading_20_2" text:outline-level="2"><text:bookmark-start text:name="__RefHeading___Toc647_1422152673"/>Laplacian Deform modifier <text:bookmark-end text:name="__RefHeading___Toc647_1422152673"/></text:h>
      <text:p text:style-name="P20"><draw:frame draw:style-name="fr1" draw:name="Bild15" text:anchor-type="paragraph" svg:y="-0.03cm" svg:width="4.979cm" svg:height="1.891cm" draw:z-index="19"><draw:image xlink:href="Pictures/100002010000012600000070E7FB51FCD7D12778.png" xlink:type="simple" xlink:show="embed" xlink:actuate="onLoad" loext:mime-type="image/png"/></draw:frame>The Laplacian Deform modifier allows you to pose a mesh <text:span text:style-name="T19">by using some anchor vertices and moving them around. The modifier takes care for a proper deformation of the rest of the vertices.</text:span></text:p>
      <text:p text:style-name="P27">This modifier needs a hook modifier to move the geometry.</text:p>
      <text:p text:style-name="P25">Note! With a dense mesh above 100k the algorithm may fail.</text:p>
      <text:h text:style-name="P84" text:outline-level="3"><text:bookmark-start text:name="__RefHeading___Toc1641_2181632034"/><text:soft-page-break/>Workflow<text:bookmark-end text:name="__RefHeading___Toc1641_2181632034"/></text:h>
      <text:p text:style-name="P24"><draw:frame draw:style-name="fr1" draw:name="Bild21" text:anchor-type="paragraph" svg:y="-0.03cm" svg:width="8.35cm" svg:height="4.05cm" draw:z-index="20"><draw:image xlink:href="Pictures/10000201000001ED000000EF73949F7BFE00B941.png" xlink:type="simple" xlink:show="embed" xlink:actuate="onLoad" loext:mime-type="image/png"/></draw:frame>Switch to Edit mode. Create a single vertex group, and add the vertices that you want to use as the anchor areas.</text:p>
      <text:p text:style-name="P25">You need at least two anchor areas.</text:p>
      <text:p text:style-name="P20"/>
      <text:p text:style-name="P20"/>
      <text:p text:style-name="P20"/>
      <text:p text:style-name="P28"><draw:frame draw:style-name="fr1" draw:name="Bild22" text:anchor-type="paragraph" svg:y="-0.03cm" svg:width="7.13cm" svg:height="3.81cm" draw:z-index="21"><draw:image xlink:href="Pictures/10000201000001A5000000E16D8A2175B4FE444A.png" xlink:type="simple" xlink:show="embed" xlink:actuate="onLoad" loext:mime-type="image/png"/></draw:frame>Add a hook to each of this anchor areas. In our case one to the top of the cylinder, and one to the bottom of the cylinder. </text:p>
      <text:p text:style-name="P28">I add the hook by Hook to New Object from the Vertex menu here, which creates an empty.</text:p>
      <text:p text:style-name="P26">You should now have two hook objects in the modifier stack of the cylinder. And two empties.</text:p>
      <text:p text:style-name="P23"><draw:frame draw:style-name="fr1" draw:name="Bild25" text:anchor-type="paragraph" svg:y="-0.03cm" svg:width="4.59cm" svg:height="1.39cm" draw:z-index="24"><draw:image xlink:href="Pictures/100002010000010F00000052FCD307D93A9815A3.png" xlink:type="simple" xlink:show="embed" xlink:actuate="onLoad" loext:mime-type="image/png"/></draw:frame>Switch back to object mode. Select the cylinder. Add a Laplacian Deform modifier. In the Anchor Weights edit box select the vertex group that we have created.</text:p>
      <text:p text:style-name="P25"><draw:frame draw:style-name="fr1" draw:name="Bild26" text:anchor-type="paragraph" svg:y="-0.03cm" svg:width="4.96cm" svg:height="0.64cm" draw:z-index="25"><draw:image xlink:href="Pictures/100002010000012500000026AA859CE0164C82CB.png" xlink:type="simple" xlink:show="embed" xlink:actuate="onLoad" loext: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3">Now move the hooked empties.</text:p>
      <text:p text:style-name="P21"><draw:frame draw:style-name="fr1" draw:name="Bild23" text:anchor-type="paragraph" svg:y="-0.03cm" svg:width="9.65cm" svg:height="3.761cm" draw:z-index="22"><draw:image xlink:href="Pictures/100002010000023A000000DEEC7131E1C9F97120.png" xlink:type="simple" xlink:show="embed" xlink:actuate="onLoad" loext:mime-type="image/png"/></draw:frame>Without the Laplacian deform modifier moving the hooked empties will now only pull the vertices that are hooked.</text:p>
      <text:p text:style-name="P22"/>
      <text:p text:style-name="P22"/>
      <text:p text:style-name="P22"/>
      <text:p text:style-name="P21"><draw:frame draw:style-name="fr1" draw:name="Bild24" text:anchor-type="paragraph" svg:y="-0.03cm" svg:width="9.299cm" svg:height="3.979cm" draw:z-index="23"><draw:image xlink:href="Pictures/1000020100000225000000EBB0E046AFA55AC64C.png" xlink:type="simple" xlink:show="embed" xlink:actuate="onLoad" loext:mime-type="image/png"/></draw:frame>With the Laplacian deform modifier <text:span text:style-name="T20">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1">to use </text:span>to improve the <text:span text:style-name="T21">deformation</text:span>. <text:span text:style-name="T21">More iterations improves detail and calculation time.</text:span></text:p>
      <text:h text:style-name="Heading_20_3" text:outline-level="3"><text:bookmark-start text:name="__RefHeading___Toc1645_2181632034"/><text:soft-page-break/>Anchor Weights<text:bookmark-end text:name="__RefHeading___Toc1645_2181632034"/></text:h>
      <text:p text:style-name="Text_20_body">The group of vertices <text:span text:style-name="T21">to use for the transformation</text:span>. The weight of each vertex does not affect the behavior of the modifier. <text:span text:style-name="T21">T</text:span>he method only <text:span text:style-name="T21">calculates</text:span> vertices with <text:span text:style-name="T21">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5">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5">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 Modifier<text:bookmark-end text:name="__RefHeading___Toc693_3645476430"/></text:h>
      <text:p text:style-name="Text_20_body"><draw:frame draw:style-name="fr1" draw:name="Bild27" text:anchor-type="paragraph" svg:y="-0.076cm" svg:width="5.11cm" svg:height="2.011cm" draw:z-index="26"><draw:image xlink:href="Pictures/100002010000012E000000772D7346FF409022FE.png" xlink:type="simple" xlink:show="embed" xlink:actuate="onLoad" loext:mime-type="image/png"/></draw:frame>The Lattice modifier deforms the base object <text:span text:style-name="T22">by t</text:span>he shape of a Lattice object. <text:span text:style-name="T22">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2179B2DA3B0C223E.png" xlink:type="simple" xlink:show="embed" xlink:actuate="onLoad" loext:mime-type="image/png"/></draw:frame>A Lattice modifier <text:span text:style-name="T22">with valid settings </text:span>can be added <text:span text:style-name="T22">by selecting the object, holding down shift, select the target lattice object, and then choose </text:span>Lattice Deform <text:span text:style-name="T22">in the Parent menu</text:span>.</text:p>
      <text:p text:style-name="P29">Note! When <text:span text:style-name="T22">you want to use</text:span> a lattice to deform particles, <text:span text:style-name="T22">then y</text:span>ou need to place the Lattice modifier after the Particle System <text:span text:style-name="T22">modifier</text:span>.</text:p>
      <text:h text:style-name="Heading_20_3" text:outline-level="3"><text:bookmark-start text:name="__RefHeading___Toc695_3645476430"/>Object<text:bookmark-end text:name="__RefHeading___Toc695_3645476430"/></text:h>
      <text:p text:style-name="Text_20_body">The Lattice object <text:span text:style-name="T22">that deforms </text:span>the base object.</text:p>
      <text:h text:style-name="Heading_20_3" text:outline-level="3"><text:bookmark-start text:name="__RefHeading___Toc697_3645476430"/><text:soft-page-break/>Vertex Group<text:bookmark-end text:name="__RefHeading___Toc697_3645476430"/></text:h>
      <text:p text:style-name="Text_20_body"><text:span text:style-name="T22">L</text:span>imit the modifier’s effect to a <text:span text:style-name="T22">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81cm" svg:height="2.889cm" draw:z-index="28"><draw:image xlink:href="Pictures/1000020100000132000000AB0DC49D64E6EC3814.png" xlink:type="simple" xlink:show="embed" xlink:actuate="onLoad" loext:mime-type="image/png"/></draw:frame><text:bookmark-start text:name="__RefHeading___Toc705_3645476430"/>Mesh Deform Modifier<text:bookmark-end text:name="__RefHeading___Toc705_3645476430"/></text:h>
      <text:p text:style-name="Text_20_body">The Mesh Deform modifier allows an arbitrary mesh of any closed shape to act as a deformation cage around another mesh.</text:p>
      <text:p text:style-name="P34">Note! The changes are not displayed in edit mode. But Edit mode is where you deform your cage object.</text:p>
      <text:p text:style-name="P30"><text:span text:style-name="T25">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3">R</text:span>estrict the <text:span text:style-name="T23">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4">Higher values means better precision and higher calculation time.</text:span></text:p>
      <text:p text:style-name="Text_20_body">This setting <text:span text:style-name="T23">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3">This increases the</text:span> deformation quality.</text:p>
      <text:p text:style-name="Text_20_body"><text:span text:style-name="T23">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3">Bind</text:span> the current vertex positions of both, the modified geometry and the deforming Object, together. An unbound Mesh Deform modifier has no effect. <text:span text:style-name="T23">I</text:span>t must be bound so that altering the shape of the deform mesh cage <text:span text:style-name="T24">is able to</text:span> alter the shape of the modified object.</text:p>
      <text:p text:style-name="P30"><text:soft-page-break/><text:span text:style-name="T24">Warning! It</text:span> can take a long time for <text:span text:style-name="T24">the</text:span> operation to complete. <text:span text:style-name="T24">And the software may not respond for a pretty while.</text:span></text:p>
      <text:h text:style-name="Heading_20_3" text:outline-level="3"><text:bookmark-start text:name="__RefHeading___Toc1679_2181632034"/>Unbind<text:bookmark-end text:name="__RefHeading___Toc1679_2181632034"/></text:h>
      <text:p text:style-name="P30"><text:span text:style-name="T24">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 Modifier<text:bookmark-end text:name="__RefHeading___Toc862_288930642"/></text:h>
      <text:p text:style-name="Text_20_body"><draw:frame draw:style-name="fr3" draw:name="Bild30" text:anchor-type="paragraph" svg:x="13.541cm" svg:y="0.482cm" svg:width="5.151cm" svg:height="2.88cm" draw:z-index="29"><draw:image xlink:href="Pictures/1000020100000130000000AAD170BC7A0528102D.png" xlink:type="simple" xlink:show="embed" xlink:actuate="onLoad" loext:mime-type="image/png"/></draw:frame>The Shrinkwrap modifier allows an object to “shrink” to the surface of another object. It moves each vertex of the object <text:span text:style-name="T25">to the</text:span> closest position on the surface of the <text:span text:style-name="T25">target</text:span> <text:span text:style-name="T25">object</text:span>.</text:p>
      <text:p text:style-name="Text_20_body">It can be applied to meshes, lattices, curves, surfaces and texts.</text:p>
      <text:p text:style-name="Text_20_body"/>
      <text:h text:style-name="Heading_20_3" text:outline-level="3"><text:bookmark-start text:name="__RefHeading___Toc1681_2181632034"/>Wrap Method<text:bookmark-end text:name="__RefHeading___Toc1681_2181632034"/></text:h>
      <text:p text:style-name="Text_20_body"><text:span text:style-name="T26">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2C7E94AE9B3A9868.png" xlink:type="simple" xlink:show="embed" xlink:actuate="onLoad" loext:mime-type="image/png"/></draw:frame><text:bookmark-start text:name="__RefHeading___Toc1683_2181632034"/>Nearest Surface Point + Target Normal <text:span text:style-name="T27">Project</text:span><text:bookmark-end text:name="__RefHeading___Toc1683_2181632034"/></text:h>
      <text:p text:style-name="P38"><draw:frame draw:style-name="fr1" draw:name="Bild33" text:anchor-type="paragraph" svg:y="0.122cm" svg:width="4.979cm" svg:height="1.349cm" draw:z-index="32"><draw:image xlink:href="Pictures/100002010000012600000050BFD1C36BAF2B9D7D.png" xlink:type="simple" xlink:show="embed" xlink:actuate="onLoad" loext: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ACF6D5A6C97D8010.png" xlink:type="simple" xlink:show="embed" xlink:actuate="onLoad" loext:mime-type="image/png"/></draw:frame><text:bookmark-start text:name="__RefHeading___Toc1685_2181632034"/>Snap Mode<text:bookmark-end text:name="__RefHeading___Toc1685_2181632034"/></text:h>
      <text:p text:style-name="P35">How the vertex snaps to the surface. The methods should be self explaining.</text:p>
      <text:h text:style-name="Heading_20_5" text:outline-level="5"><text:bookmark-start text:name="__RefHeading___Toc1687_2181632034"/>Target<text:bookmark-end text:name="__RefHeading___Toc1687_2181632034"/></text:h>
      <text:p text:style-name="P31"><text:span text:style-name="T26">T</text:span>he <text:span text:style-name="T26">target </text:span>mesh to shrink to.</text:p>
      <text:h text:style-name="Heading_20_4" text:outline-level="4"><draw:frame draw:style-name="fr1" draw:name="Bild34" text:anchor-type="paragraph" svg:y="0.15cm" svg:width="5.001cm" svg:height="4.59cm" draw:z-index="33"><draw:image xlink:href="Pictures/10000201000001270000010F664FF6FAA0518740.png" xlink:type="simple" xlink:show="embed" xlink:actuate="onLoad" loext:mime-type="image/png"/></draw:frame><text:bookmark-start text:name="__RefHeading___Toc1689_2181632034"/>Project<text:bookmark-end text:name="__RefHeading___Toc1689_2181632034"/></text:h>
      <text:p text:style-name="P38">Projects all vertices along a chosen axis until they hit the surface of the target object.</text:p>
      <text:p text:style-name="P38">Vertices that never hits the surface are not calculated.</text:p>
      <text:p text:style-name="Text_20_body"/>
      <text:p text:style-name="Text_20_body"/>
      <text:h text:style-name="P88" text:outline-level="5"><draw:frame draw:style-name="fr1" draw:name="Bild35" text:anchor-type="paragraph" svg:y="0.415cm" svg:width="2.671cm" svg:height="2.469cm" draw:z-index="34"><draw:image xlink:href="Pictures/100002010000009E00000092ACF6D5A6C97D8010.png" xlink:type="simple" xlink:show="embed" xlink:actuate="onLoad" loext:mime-type="image/png"/></draw:frame><text:bookmark-start text:name="__RefHeading___Toc1691_2181632034"/>Snap Mode<text:bookmark-end text:name="__RefHeading___Toc1691_2181632034"/></text:h>
      <text:p text:style-name="P36">How the vertex snaps to the surface. The methods should be self explaining.</text:p>
      <text:p text:style-name="P31"/>
      <text:h text:style-name="Heading_20_5" text:outline-level="5"><text:bookmark-start text:name="__RefHeading___Toc1693_2181632034"/><text:soft-page-break/>Limit<text:bookmark-end text:name="__RefHeading___Toc1693_2181632034"/></text:h>
      <text:p text:style-name="P32"><text:span text:style-name="T27">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2">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32">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2">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2">Allows you to prevent any projection over the “front side” <text:span text:style-name="T27">or</text:span> the “back side” of the target’s faces. The “side” of a face is determined by its normal.</text:p>
      <text:h text:style-name="P88" text:outline-level="5"><text:bookmark-start text:name="__RefHeading___Toc1703_2181632034"/>Target<text:bookmark-end text:name="__RefHeading___Toc1703_2181632034"/></text:h>
      <text:p text:style-name="P32"><text:span text:style-name="T26">T</text:span>he <text:span text:style-name="T26">target </text:span>mesh to shrink to.</text:p>
      <text:h text:style-name="Heading_20_5" text:outline-level="5"><text:bookmark-start text:name="__RefHeading___Toc1705_2181632034"/>Auxiliary Target<text:bookmark-end text:name="__RefHeading___Toc1705_2181632034"/></text:h>
      <text:p text:style-name="P32">An additional object to project <text:span text:style-name="T27">to</text:span>.</text:p>
      <text:h text:style-name="Heading_20_4" text:outline-level="4"><text:bookmark-start text:name="__RefHeading___Toc1707_2181632034"/>Nearest Vertex<text:bookmark-end text:name="__RefHeading___Toc1707_2181632034"/></text:h>
      <text:p text:style-name="P38"><draw:frame draw:style-name="fr1" draw:name="Bild36" text:anchor-type="paragraph" svg:y="-0.076cm" svg:width="4.979cm" svg:height="1cm" draw:z-index="35"><draw:image xlink:href="Pictures/10000201000001260000003B16C5B27ACBBA8319.png" xlink:type="simple" xlink:show="embed" xlink:actuate="onLoad" loext:mime-type="image/png"/></draw:frame>Snaps to the nearest vertex instead of the nearest surface point.</text:p>
      <text:h text:style-name="P89" text:outline-level="5"><text:bookmark-start text:name="__RefHeading___Toc1709_2181632034"/>Target<text:bookmark-end text:name="__RefHeading___Toc1709_2181632034"/></text:h>
      <text:p text:style-name="P33"><text:span text:style-name="T26">T</text:span>he <text:span text:style-name="T26">target </text:span>mesh to shrink to.</text:p>
      <text:h text:style-name="Heading_20_3" text:outline-level="3"><text:bookmark-start text:name="__RefHeading___Toc1711_2181632034"/>Offset<text:bookmark-end text:name="__RefHeading___Toc1711_2181632034"/></text:h>
      <text:p text:style-name="P37">An offset distance to keep to the target surface.</text:p>
      <text:h text:style-name="P85" text:outline-level="3"><text:bookmark-start text:name="__RefHeading___Toc1713_2181632034"/>Vertex Group<text:bookmark-end text:name="__RefHeading___Toc1713_2181632034"/></text:h>
      <text:p text:style-name="P33"><text:span text:style-name="T23">R</text:span>estrict the <text:span text:style-name="T23">affected vertices to a vertex group.</text:span></text:p>
      <text:h text:style-name="P70" text:outline-level="4"><text:bookmark-start text:name="__RefHeading___Toc1715_2181632034"/>Invert<text:bookmark-end text:name="__RefHeading___Toc1715_2181632034"/></text:h>
      <text:p text:style-name="P33">Inverts the influence of the selected vertex group.</text:p>
      <text:p text:style-name="P33"/>
      <text:p text:style-name="Horizontal_20_Line"/>
      <text:h text:style-name="Heading_20_2" text:outline-level="2"><text:bookmark-start text:name="__RefHeading___Toc974_4065528523"/><text:soft-page-break/>Simple Deform modifier<text:bookmark-end text:name="__RefHeading___Toc974_4065528523"/></text:h>
      <text:p text:style-name="P39"><draw:frame draw:style-name="fr1" draw:name="Bild37" text:anchor-type="paragraph" svg:y="-0.076cm" svg:width="5.151cm" svg:height="2.88cm" draw:z-index="36"><draw:image xlink:href="Pictures/1000020100000130000000AA17FC5857841E897C.png" xlink:type="simple" xlink:show="embed" xlink:actuate="onLoad" loext:mime-type="image/png"/></draw:frame>The Simple Deform modifier <text:span text:style-name="T28">allows simple deforming of an object of type </text:span>Mesh, lattice, curve, surface and text. </text:p>
      <text:p text:style-name="P39">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0">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0">Bend bends the object over an axis.</text:p>
      <text:h text:style-name="Heading_20_4" text:outline-level="4"><text:bookmark-start text:name="__RefHeading___Toc1723_2181632034"/>Taper<text:bookmark-end text:name="__RefHeading___Toc1723_2181632034"/></text:h>
      <text:p text:style-name="P40">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0">Stretch scales the object along an axis.</text:p>
      <text:p text:style-name="Text_20_body">Angle (Twist &amp; Bend) / Factor (Taper &amp; Stretch)</text:p>
      <text:p text:style-name="Text_20_body">The total amount of deformation. <text:span text:style-name="T30">A </text:span>negative value reverse<text:span text:style-name="T30">s</text:span> the deformation.</text:p>
      <text:h text:style-name="Heading_20_3" text:outline-level="3"><text:bookmark-start text:name="__RefHeading___Toc1727_2181632034"/>Origin<text:bookmark-end text:name="__RefHeading___Toc1727_2181632034"/></text:h>
      <text:p text:style-name="P43">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E9B742D82CC33DF0.png" xlink:type="simple" xlink:show="embed" xlink:actuate="onLoad" loext:mime-type="image/png"/></draw:frame><text:bookmark-start text:name="__RefHeading___Toc1731_2181632034"/>Limits<text:bookmark-end text:name="__RefHeading___Toc1731_2181632034"/></text:h>
      <text:p text:style-name="Text_20_body">You can set lower and upper limits <text:span text:style-name="T29">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3">Not for Bend. Do not allow deformations along these axis. </text:p>
      <text:h text:style-name="Heading_20_4" text:outline-level="4"><text:bookmark-start text:name="__RefHeading___Toc1735_2181632034"/>Vertex Group<text:bookmark-end text:name="__RefHeading___Toc1735_2181632034"/></text:h>
      <text:p text:style-name="P43">Limit the deformation to a vertex group. </text:p>
      <text:p text:style-name="Horizontal_20_Line"/>
      <text:h text:style-name="Heading_20_2" text:outline-level="2"><text:bookmark-start text:name="__RefHeading___Toc1172_3325318803"/><text:soft-page-break/>Smooth Modifier<text:bookmark-end text:name="__RefHeading___Toc1172_3325318803"/></text:h>
      <text:p text:style-name="Text_20_body"><draw:frame draw:style-name="fr1" draw:name="Bild39" text:anchor-type="paragraph" svg:y="-0.095cm" svg:width="5.11cm" svg:height="2.379cm" draw:z-index="38"><draw:image xlink:href="Pictures/100002010000012E0000008DA7BC6E12A03BA1FB.png" xlink:type="simple" xlink:show="embed" xlink:actuate="onLoad" loext:mime-type="image/png"/></draw:frame>The Smooth modifier smooth<text:span text:style-name="T30">en</text:span>s a mesh by flattening the angles between adjacent faces.</text:p>
      <text:h text:style-name="Heading_20_3" text:outline-level="3"><text:bookmark-start text:name="__RefHeading___Toc1737_2181632034"/>Axis<text:bookmark-end text:name="__RefHeading___Toc1737_2181632034"/></text:h>
      <text:p text:style-name="P41">The axis to modify. </text:p>
      <text:h text:style-name="Heading_20_3" text:outline-level="3"><text:bookmark-start text:name="__RefHeading___Toc1739_2181632034"/>Factor<text:bookmark-end text:name="__RefHeading___Toc1739_2181632034"/></text:h>
      <text:p text:style-name="Text_20_body"><text:span text:style-name="T30">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2">Limit the modifier to a vertex group.</text:p>
      <text:h text:style-name="Heading_20_4" text:outline-level="4"><text:bookmark-start text:name="__RefHeading___Toc1745_2181632034"/>Inver<text:span text:style-name="T30">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 Modifier<text:bookmark-end text:name="__RefHeading___Toc1174_3325318803"/></text:h>
      <text:p text:style-name="Text_20_body"><draw:frame draw:style-name="fr1" draw:name="Bild40" text:anchor-type="paragraph" svg:y="-0.095cm" svg:width="5.151cm" svg:height="4.11cm" draw:z-index="39"><draw:image xlink:href="Pictures/1000020100000130000000F30D221A6ADB6809CB.png" xlink:type="simple" xlink:show="embed" xlink:actuate="onLoad" loext:mime-type="image/png"/></draw:frame>The Smooth Corrective modifier <text:span text:style-name="T31">tries to reduce</text:span> highly distorted areas of a mesh. <text:span text:style-name="T31">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1AF4B9C354968CA4.png" xlink:type="simple" xlink:show="embed" xlink:actuate="onLoad" loext:mime-type="image/png"/></draw:frame><text:span text:style-name="T32">T</text:span>he smoothing method.</text:p>
      <text:h text:style-name="Heading_20_4" text:outline-level="4"><text:bookmark-start text:name="__RefHeading___Toc1755_2181632034"/><text:soft-page-break/>Simple<text:bookmark-end text:name="__RefHeading___Toc1755_2181632034"/></text:h>
      <text:p text:style-name="Text_20_body"><text:span text:style-name="T32">R</text:span>elaxes vertices to their connected edges.</text:p>
      <text:h text:style-name="P71" text:outline-level="4"><text:bookmark-start text:name="__RefHeading___Toc1757_2181632034"/>Length Weight<text:bookmark-end text:name="__RefHeading___Toc1757_2181632034"/></text:h>
      <text:p text:style-name="Text_20_body"><text:span text:style-name="T32">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2">R</text:span>estrict the effect to <text:span text:style-name="T32">a </text:span>vertex group. </text:p>
      <text:h text:style-name="Heading_20_4" text:outline-level="4"><text:bookmark-start text:name="__RefHeading___Toc1761_2181632034"/>Invert<text:bookmark-end text:name="__RefHeading___Toc1761_2181632034"/></text:h>
      <text:p text:style-name="P44">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2">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AA243A1A1E123DE7.png" xlink:type="simple" xlink:show="embed" xlink:actuate="onLoad" loext: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Smooth Laplacian modifier<text:bookmark-end text:name="__RefHeading___Toc1204_3325318803"/></text:h>
      <text:p text:style-name="P46"><draw:frame draw:style-name="fr1" draw:name="Bild43" text:anchor-type="paragraph" svg:y="0.139cm" svg:width="5.11cm" svg:height="3.761cm" draw:z-index="42"><draw:image xlink:href="Pictures/100002010000012E000000DE8D8DF5B8E8AA8996.png" xlink:type="simple" xlink:show="embed" xlink:actuate="onLoad" loext:mime-type="image/png"/></draw:frame>The Smooth Laplacian modifier <text:span text:style-name="T33">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3">Repeat</text:span> the smoothing operation multiple times. Each repetition causes the flow curvature of the mesh to be <text:soft-page-break/>recalculated again, and as a result it removes more noise with every new iteration using a small Factor &lt; 1.0.</text:p>
      <text:p text:style-name="Text_20_body"><text:span text:style-name="T33">With a value of</text:span> 0, no smoothing is done.</text:p>
      <text:h text:style-name="Heading_20_3" text:outline-level="3"><text:bookmark-start text:name="__RefHeading___Toc1775_2181632034"/>Axis<text:bookmark-end text:name="__RefHeading___Toc1775_2181632034"/></text:h>
      <text:p text:style-name="P52">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3">B</text:span>order edges must be controlled separately. Border edges are <text:span text:style-name="T33">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3">can shrink the volume</text:span>. <text:span text:style-name="T33">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3">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2">Limit the <text:span text:style-name="T43">modifier </text:span>effect to a vertex group. </text:p>
      <text:h text:style-name="P72" text:outline-level="4"><text:bookmark-start text:name="__RefHeading___Toc1787_2181632034"/>Invert<text:bookmark-end text:name="__RefHeading___Toc1787_2181632034"/></text:h>
      <text:p text:style-name="P45">Inverts the influence of the vertex group.</text:p>
      <text:p text:style-name="Horizontal_20_Line"/>
      <text:h text:style-name="Heading_20_2" text:outline-level="2"><text:bookmark-start text:name="__RefHeading___Toc1206_3325318803"/>Surface Deform Modifier<text:bookmark-end text:name="__RefHeading___Toc1206_3325318803"/></text:h>
      <text:p text:style-name="P51"><draw:frame draw:style-name="fr1" draw:name="Bild44" text:anchor-type="paragraph" svg:y="0.139cm" svg:width="5.151cm" svg:height="2.93cm" draw:z-index="43"><draw:image xlink:href="Pictures/1000020100000130000000ADBACB2064D4E895AD.png" xlink:type="simple" xlink:show="embed" xlink:actuate="onLoad" loext:mime-type="image/png"/></draw:frame>The Surface Deform modifier allows an arbitrary mesh surface to control the deformation of another <text:span text:style-name="T35">object</text:span>. </text:p>
      <text:p text:style-name="P51"><text:span text:style-name="T34">A use case</text:span> is to <text:span text:style-name="T34">use</text:span> a cloth simulation <text:span text:style-name="T35">of a low poly mesh to </text:span>drive the motion of your final mesh.</text:p>
      <text:p text:style-name="P47">The target mesh:</text:p>
      <text:list xml:id="list2516144073" text:style-name="L1">
        <text:list-item>
          <text:p text:style-name="P91"><text:span text:style-name="T34">M</text:span>ust not contain edges with more than two faces.</text:p>
        </text:list-item>
        <text:list-item>
          <text:p text:style-name="P91"><text:span text:style-name="T34">M</text:span>ust not contain concave faces.</text:p>
        </text:list-item>
        <text:list-item>
          <text:p text:style-name="P91"><text:span text:style-name="T34">M</text:span>ust not contain overlapping vertices (doubles).</text:p>
        </text:list-item>
        <text:list-item>
          <text:p text:style-name="P92">Must not contain faces with co-linear edges.</text:p>
        </text:list-item>
      </text:list>
      <text:p text:style-name="P48">Note! The meshes are bound <text:span text:style-name="T36">in </text:span>global coordinates. <text:span text:style-name="T35">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8"><text:soft-page-break/>Note! The <text:span text:style-name="T36">more</text:span> a mesh <text:span text:style-name="T36">surface differs from </text:span>the target mesh surface, the more likely it <text:span text:style-name="T36">will show</text:span> undesirable artifacts. <text:span text:style-name="T36">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0">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4">with the cloth deform animation.</text:span></text:p>
      <text:h text:style-name="Heading_20_3" text:outline-level="3"><text:bookmark-start text:name="__RefHeading___Toc1791_2181632034"/>Interpolation Falloff<text:bookmark-end text:name="__RefHeading___Toc1791_2181632034"/></text:h>
      <text:p text:style-name="P48">How much a vertex bound to one face of the target will be affected by the surrounding faces. This essentially controls how smooth the deformations are. <text:span text:style-name="T35">T</text:span>his setting <text:span text:style-name="T35">becomes</text:span> unavailable after binding. </text:p>
      <text:p text:style-name="Text_20_body">Note! <text:span text:style-name="T35">L</text:span>ower values result in smoother deformations, <text:span text:style-name="T35">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49">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35">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35">A</text:span>ny later change in the target mesh will deform the <text:span text:style-name="T35">source mesh then</text:span>. <text:span text:style-name="T35">Bind is required to make the modifier work.</text:span></text:p>
      <text:h text:style-name="Heading_20_3" text:outline-level="3"><text:bookmark-start text:name="__RefHeading___Toc1801_2181632034"/>Unbind<text:bookmark-end text:name="__RefHeading___Toc1801_2181632034"/></text:h>
      <text:p text:style-name="P50">Unbind the source mesh from the target mesh.</text:p>
      <text:p text:style-name="P50"/>
      <text:p text:style-name="P50"/>
      <text:p text:style-name="P50"/>
      <text:p text:style-name="Horizontal_20_Line"/>
      <text:h text:style-name="Heading_20_2" text:outline-level="2"><text:bookmark-start text:name="__RefHeading___Toc1397_2181632034"/><text:soft-page-break/>Warp Modifier<text:bookmark-end text:name="__RefHeading___Toc1397_2181632034"/></text:h>
      <text:p text:style-name="Text_20_body"><draw:frame draw:style-name="fr2" draw:name="Bild45" text:anchor-type="paragraph" svg:width="5.129cm" svg:height="3.731cm" draw:z-index="44"><draw:image xlink:href="Pictures/100002010000012F000000DC2306B8FCE3198D39.png" xlink:type="simple" xlink:show="embed" xlink:actuate="onLoad" loext:mime-type="image/png"/></draw:frame><draw:frame draw:style-name="fr2" draw:name="Bild46" text:anchor-type="paragraph" svg:width="2.683cm" svg:height="2.217cm" draw:z-index="45"><draw:image xlink:href="Pictures/100002010000013D000001068FE3C83EB6E62528.png" xlink:type="simple" xlink:show="embed" xlink:actuate="onLoad" loext:mime-type="image/png"/></draw:frame>The Warp modifier warp<text:span text:style-name="T37">s</text:span> parts of a mesh to a new location by using two <text:span text:style-name="T37">target</text:span> objects. <text:span text:style-name="T37">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7">to define</text:span> the origin transformation of the warp.</text:p>
      <text:h text:style-name="Heading_20_3" text:outline-level="3"><text:bookmark-start text:name="__RefHeading___Toc1401_2181632034"/>Object To<text:bookmark-end text:name="__RefHeading___Toc1401_2181632034"/></text:h>
      <text:p text:style-name="P53">The object <text:span text:style-name="T37">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C9925FD629C973D2.png" xlink:type="simple" xlink:show="embed" xlink:actuate="onLoad" loext: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6AA204A3CED47B98.png" xlink:type="simple" xlink:show="embed" xlink:actuate="onLoad" loext:mime-type="image/png"/></draw:frame><text:span text:style-name="T38">T</text:span>he <text:span text:style-name="T38">falloff type. How</text:span> the strength of the warp change<text:span text:style-name="T38">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8">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520FB9D4155BBB97.png" xlink:type="simple" xlink:show="embed" xlink:actuate="onLoad" loext:mime-type="image/png"/></draw:frame><text:bookmark-start text:name="__RefHeading___Toc1817_2181632034"/>Texture<text:bookmark-end text:name="__RefHeading___Toc1817_2181632034"/></text:h>
      <text:p text:style-name="P55">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2010000014E000001F3B9377A3D9B6DAAA5.png" xlink:type="simple" xlink:show="embed" xlink:actuate="onLoad" loext:mime-type="image/png"/></draw:frame><draw:frame draw:style-name="fr3" draw:name="Bild51" text:anchor-type="paragraph" svg:x="16.436cm" svg:y="0.63cm" svg:width="1.863cm" svg:height="2.125cm" draw:z-index="50"><draw:image xlink:href="Pictures/10000201000000DC000000FB9BF7237CE3B8E7F6.png" xlink:type="simple" xlink:show="embed" xlink:actuate="onLoad" loext:mime-type="image/png"/></draw:frame><text:bookmark-start text:name="__RefHeading___Toc1819_2181632034"/><text:soft-page-break/>Usage<text:bookmark-end text:name="__RefHeading___Toc1819_2181632034"/></text:h>
      <text:p text:style-name="P56">Add a texture. </text:p>
      <text:p text:style-name="P56">Head over to the Texture tab. </text:p>
      <text:p text:style-name="P56">In the texture tab either load an existing texture. Or create one. A procedural Noise texture for example.</text:p>
      <text:p text:style-name="P54"/>
      <text:h text:style-name="P73" text:outline-level="4"><draw:frame draw:style-name="fr2" draw:name="Bild52" text:anchor-type="paragraph" svg:width="4.919cm" svg:height="1.03cm" draw:z-index="51"><draw:image xlink:href="Pictures/10000201000001230000003DFFFAA4E9A4ABED43.png" xlink:type="simple" xlink:show="embed" xlink:actuate="onLoad" loext:mime-type="image/png"/></draw:frame><text:bookmark-start text:name="__RefHeading___Toc1821_2181632034"/>Texture <text:span text:style-name="T39">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520FB9D4155BBB97.png" xlink:type="simple" xlink:show="embed" xlink:actuate="onLoad" loext:mime-type="image/png"/></draw:frame><text:bookmark-start text:name="__RefHeading___Toc1823_2181632034"/>Texture browser<text:bookmark-end text:name="__RefHeading___Toc1823_2181632034"/></text:h>
      <text:p text:style-name="P58">A list of the available textures</text:p>
      <text:h text:style-name="Heading_20_5" text:outline-level="5"><text:bookmark-start text:name="__RefHeading___Toc1825_2181632034"/>Texture Edit Box<text:bookmark-end text:name="__RefHeading___Toc1825_2181632034"/></text:h>
      <text:p text:style-name="P58">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8">Keep this data even when it has no user in the scene.</text:p>
      <text:h text:style-name="Heading_20_5" text:outline-level="5"><text:bookmark-start text:name="__RefHeading___Toc1829_2181632034"/>Add Texture<text:bookmark-end text:name="__RefHeading___Toc1829_2181632034"/></text:h>
      <text:p text:style-name="P58">Add a new texture.</text:p>
      <text:h text:style-name="Heading_20_5" text:outline-level="5"><text:bookmark-start text:name="__RefHeading___Toc1831_2181632034"/>Remove<text:bookmark-end text:name="__RefHeading___Toc1831_2181632034"/></text:h>
      <text:p text:style-name="P58">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70F69C422BE34DE7.png" xlink:type="simple" xlink:show="embed" xlink:actuate="onLoad" loext:mime-type="image/png"/></draw:frame><text:bookmark-start text:name="__RefHeading___Toc1835_2181632034"/>Coordinates<text:bookmark-end text:name="__RefHeading___Toc1835_2181632034"/></text:h>
      <text:p text:style-name="P65">What texture coordinate system to use.</text:p>
      <text:p text:style-name="Text_20_body"/>
      <text:p text:style-name="Horizontal_20_Line"/>
      <text:h text:style-name="Heading_20_2" text:outline-level="2"><draw:frame draw:style-name="fr1" draw:name="Bild55" text:anchor-type="paragraph" svg:y="0.672cm" svg:width="5.151cm" svg:height="5.271cm" draw:z-index="54"><draw:image xlink:href="Pictures/10000201000001300000013758AA3A57DA448027.png" xlink:type="simple" xlink:show="embed" xlink:actuate="onLoad" loext:mime-type="image/png"/></draw:frame><text:bookmark-start text:name="__RefHeading___Toc1435_2181632034"/>Wave modifier <text:bookmark-end text:name="__RefHeading___Toc1435_2181632034"/></text:h>
      <text:p text:style-name="P60">The Wave modifier adds a ripple-like <text:span text:style-name="T40">shape</text:span> to an object’s geometry. <text:span text:style-name="T42">The shape can be animated by playing the animation.</text:span></text:p>
      <text:p text:style-name="P60"><draw:frame draw:style-name="fr3" draw:name="Bild56" text:anchor-type="paragraph" svg:x="0.055cm" svg:y="0.303cm" svg:width="5.77cm" svg:height="2.88cm" draw:z-index="55"><draw:image xlink:href="Pictures/1000020100000155000000AAB5000E4FE9941A4E.png" xlink:type="simple" xlink:show="embed" xlink:actuate="onLoad" loext:mime-type="image/png"/></draw:frame></text:p>
      <text:p text:style-name="P60"/>
      <text:p text:style-name="P60"/>
      <text:p text:style-name="Text_20_body"/>
      <text:p text:style-name="Text_20_body"/>
      <text:p text:style-name="Text_20_body"><text:soft-page-break/>This modifier <text:span text:style-name="T40">works with </text:span>meshes, lattices, curves, surfaces and texts.</text:p>
      <text:p text:style-name="P61">Important! All the values are in local object space. <text:span text:style-name="T41">T</text:span>hey must be multiplied with the corresponding Scale values of the object to get the real dimensions.</text:p>
      <text:p text:style-name="P62">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0">The wave effect deforms vertices/control points in the Z direction. <text:span text:style-name="T40">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56"><draw:image xlink:href="Pictures/10000201000002C5000000B2CFB9C7C5E621C1E0.png" xlink:type="simple" xlink:show="embed" xlink:actuate="onLoad" loext:mime-type="image/png"/></draw:frame>Repeats the waves.</text:p>
      <text:p text:style-name="P68">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1">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1">Distance between the waves. </text:span>If the pulses are too near to each other, the wave may not reach the zero Z position. <text:span text:style-name="T41">In</text:span> this case the whole wave <text:span text:style-name="T41">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1">The actual width of each pulse.</text:p>
      <text:p text:style-name="P61"><text:span text:style-name="T41">T</text:span>he higher the value the narrower the pulse. The actual width of the area <text:span text:style-name="T41">for a single </text:span>is given by 4 / Narrowness. </text:p>
      <text:h text:style-name="Heading_20_3" text:outline-level="3"><text:bookmark-start text:name="__RefHeading___Toc1849_2181632034"/>Vertex Group<text:bookmark-end text:name="__RefHeading___Toc1849_2181632034"/></text:h>
      <text:p text:style-name="P69">Limit the effect of the modifier to a vertex group.</text:p>
      <text:h text:style-name="Heading_20_4" text:outline-level="4"><text:bookmark-start text:name="__RefHeading___Toc1851_2181632034"/><text:soft-page-break/>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7">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3FB506D180D8301F.png" xlink:type="simple" xlink:show="embed" xlink:actuate="onLoad" loext: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2">ith a value of</text:span> zero the animation <text:span text:style-name="T42">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86" text:outline-level="3"><draw:frame draw:style-name="fr2" draw:name="Bild59" text:anchor-type="paragraph" svg:width="4.979cm" svg:height="1.469cm" draw:z-index="58"><draw:image xlink:href="Pictures/100002010000012600000057520FB9D4155BBB97.png" xlink:type="simple" xlink:show="embed" xlink:actuate="onLoad" loext:mime-type="image/png"/></draw:frame><text:bookmark-start text:name="__RefHeading___Toc1869_2181632034"/>Texture<text:bookmark-end text:name="__RefHeading___Toc1869_2181632034"/></text:h>
      <text:p text:style-name="P57">A texture allows you to control how the vertices are affected by the modifier.</text:p>
      <text:h text:style-name="P74" text:outline-level="4"><draw:frame draw:style-name="fr2" draw:name="Bild60" text:anchor-type="paragraph" svg:width="2.828cm" svg:height="4.225cm" draw:z-index="59"><draw:image xlink:href="Pictures/100002010000014E000001F3B9377A3D9B6DAAA5.png" xlink:type="simple" xlink:show="embed" xlink:actuate="onLoad" loext:mime-type="image/png"/></draw:frame><draw:frame draw:style-name="fr2" draw:name="Bild61" text:anchor-type="paragraph" svg:width="1.863cm" svg:height="2.125cm" draw:z-index="60"><draw:image xlink:href="Pictures/10000201000000DC000000FB9BF7237CE3B8E7F6.png" xlink:type="simple" xlink:show="embed" xlink:actuate="onLoad" loext:mime-type="image/png"/></draw:frame><text:bookmark-start text:name="__RefHeading___Toc1871_2181632034"/>Usage<text:bookmark-end text:name="__RefHeading___Toc1871_2181632034"/></text:h>
      <text:p text:style-name="P57">Add a texture. </text:p>
      <text:p text:style-name="P57">Head over to the Texture tab. </text:p>
      <text:p text:style-name="P57">In the texture tab either load an existing texture. Or create one. A procedural Noise texture for example.</text:p>
      <text:p text:style-name="P62"/>
      <text:h text:style-name="P74" text:outline-level="4"><draw:frame draw:style-name="fr2" draw:name="Bild62" text:anchor-type="paragraph" svg:width="4.919cm" svg:height="1.03cm" draw:z-index="61"><draw:image xlink:href="Pictures/10000201000001230000003DFFFAA4E9A4ABED43.png" xlink:type="simple" xlink:show="embed" xlink:actuate="onLoad" loext:mime-type="image/png"/></draw:frame><text:bookmark-start text:name="__RefHeading___Toc1873_2181632034"/><text:soft-page-break/>Texture <text:span text:style-name="T39">Prop</text:span><text:bookmark-end text:name="__RefHeading___Toc1873_2181632034"/></text:h>
      <text:h text:style-name="P90" text:outline-level="5"><draw:frame draw:style-name="fr1" draw:name="Bild63" text:anchor-type="paragraph" svg:y="0.644cm" svg:width="4.979cm" svg:height="1.469cm" draw:z-index="62"><draw:image xlink:href="Pictures/100002010000012600000057520FB9D4155BBB97.png" xlink:type="simple" xlink:show="embed" xlink:actuate="onLoad" loext:mime-type="image/png"/></draw:frame><text:bookmark-start text:name="__RefHeading___Toc1875_2181632034"/>Texture browser<text:bookmark-end text:name="__RefHeading___Toc1875_2181632034"/></text:h>
      <text:p text:style-name="P59">A list of the available textures</text:p>
      <text:h text:style-name="P90" text:outline-level="5"><text:bookmark-start text:name="__RefHeading___Toc1877_2181632034"/>Texture Edit Box<text:bookmark-end text:name="__RefHeading___Toc1877_2181632034"/></text:h>
      <text:p text:style-name="P59">The name of the currently active texture. Allows to rename the texture too.</text:p>
      <text:h text:style-name="P90" text:outline-level="5"><text:bookmark-start text:name="__RefHeading___Toc1879_2181632034"/>Fake User<text:bookmark-end text:name="__RefHeading___Toc1879_2181632034"/></text:h>
      <text:p text:style-name="P59">Keep this data even when it has no user in the scene.</text:p>
      <text:h text:style-name="P90" text:outline-level="5"><text:bookmark-start text:name="__RefHeading___Toc1881_2181632034"/>Add Texture<text:bookmark-end text:name="__RefHeading___Toc1881_2181632034"/></text:h>
      <text:p text:style-name="P59">Add a new texture.</text:p>
      <text:h text:style-name="P90" text:outline-level="5"><text:bookmark-start text:name="__RefHeading___Toc1883_2181632034"/>Remove<text:bookmark-end text:name="__RefHeading___Toc1883_2181632034"/></text:h>
      <text:p text:style-name="P59">Removes the texture. Note that the texture is still in the browser list. </text:p>
      <text:h text:style-name="P90" text:outline-level="5"><text:bookmark-start text:name="__RefHeading___Toc1885_2181632034"/>Change Context<text:bookmark-end text:name="__RefHeading___Toc1885_2181632034"/></text:h>
      <text:p text:style-name="P62">Jump to texture tab and show the texture.</text:p>
      <text:h text:style-name="P74" text:outline-level="4"><draw:frame draw:style-name="fr1" draw:name="Bild64" text:anchor-type="paragraph" svg:y="0.672cm" svg:width="2.619cm" svg:height="2.101cm" draw:z-index="63"><draw:image xlink:href="Pictures/100002010000009B0000007C70F69C422BE34DE7.png" xlink:type="simple" xlink:show="embed" xlink:actuate="onLoad" loext:mime-type="image/png"/></draw:frame><text:bookmark-start text:name="__RefHeading___Toc1887_2181632034"/>Coordinates<text:bookmark-end text:name="__RefHeading___Toc1887_2181632034"/></text:h>
      <text:p text:style-name="P66">What texture coordinate system to u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568a" style:font-size-asian="10pt" style:font-size-complex="10pt"/>
    </style:style>
    <style:style style:name="MT3" style:family="text">
      <style:text-properties fo:font-size="10pt" officeooo:rsid="0084ade8" style:font-size-asian="10pt" style:font-size-complex="10pt"/>
    </style:style>
    <style:style style:name="MT4"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8.3</text:span><text:span text:style-name="MT1"> Editors - Properties Editor - Modifiers Tab</text:span><text:span text:style-name="MT3"> - D</text:span><text:span text:style-name="MT4">eform</text:span><text:span text:style-name="MT3"> Modifiers</text:span></text:p>
      </style:header>
      <style:footer>
        <text:p text:style-name="MP2"><text:page-number text:select-page="current">2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8M52S</meta:editing-duration>
    <meta:editing-cycles>127</meta:editing-cycles>
    <meta:generator>LibreOffice/6.3.6.2$Windows_X86_64 LibreOffice_project/2196df99b074d8a661f4036fca8fa0cbfa33a497</meta:generator>
    <dc:date>2020-09-02T09:17:09.968000000</dc:date>
    <meta:document-statistic meta:table-count="2" meta:image-count="64" meta:object-count="0" meta:page-count="26" meta:paragraph-count="663" meta:word-count="5122" meta:character-count="29551" meta:non-whitespace-character-count="25064"/>
    <meta:template xlink:type="simple" xlink:actuate="onRequest" xlink:title="standard1cm" xlink:href="../../../../AppData/Roaming/LibreOffice/4/user/template/standard1cm.ott" meta:date="2016-03-28T18:47:57.125000000"/>
  </office:meta>
</office:document-meta>
</file>